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Normal_32_4" style:data-style-name="N0">
      <style:table-cell-properties style:vertical-align="automatic" fo:wrap-option="wrap" fo:background-color="transparent" style:cell-protect="protected"/>
      <style:text-properties fo:color="#000000"/>
    </style:style>
    <style:style style:name="ce4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4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size="8pt" style:font-size-asian="8pt" style:font-size-complex="8pt"/>
    </style:style>
    <style:style style:name="ce10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7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18" style:family="table-cell" style:parent-style-name="Hiperv_237_nculo_32_3" style:data-style-name="N0">
      <style:text-properties fo:color="#0563C1" style:text-underline-style="solid" style:text-underline-type="single"/>
    </style:style>
    <style:style style:name="ce19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0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22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23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4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5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6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7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8" style:family="table-cell" style:parent-style-name="Normal_32_4" style:data-style-name="N0">
      <style:table-cell-properties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6pt" style:font-size-asian="6pt" style:font-size-complex="6pt"/>
    </style:style>
    <style:style style:name="ce29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1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2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3" style:family="table-cell" style:parent-style-name="Normal_32_4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6pt" style:font-size-asian="6pt" style:font-size-complex="6pt"/>
    </style:style>
    <style:style style:name="ce34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5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6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7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8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0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1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2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weight="bold" style:font-weight-asian="bold" style:font-weight-complex="bold"/>
    </style:style>
    <style:style style:name="ce44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5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6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7" style:family="table-cell" style:parent-style-name="Porcentaje" style:data-style-name="N36">
      <style:text-properties fo:color="#000000"/>
    </style:style>
    <style:style style:name="ce48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15.75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9"/>
        <table:table-column table:style-name="co2" table:number-columns-repeated="10" table:default-cell-style-name="ce9"/>
        <table:table-column table:style-name="co3" table:number-columns-repeated="11" table:default-cell-style-name="ce9"/>
        <table:table-column table:style-name="co4" table:number-columns-repeated="16362" table:default-cell-style-name="ce9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Dosis entregadas AstraZeneca (1)</text:p>
          </table:table-cell>
          <table:table-cell office:value-type="string" table:style-name="ce2">
            <text:p>Dosis entregadas Janssen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2">
            <text:p>% sobre entregadas</text:p>
          </table:table-cell>
          <table:table-cell office:value-type="string" table:style-name="ce2">
            <text:p>Nº Personas con al menos 1 dosis</text:p>
          </table:table-cell>
          <table:table-cell office:value-type="string" table:style-name="ce2">
            <text:p>Nº Personas vacunadas</text:p>
            <text:p>(pauta completada)</text:p>
          </table:table-cell>
          <table:table-cell office:value-type="string" table:style-name="ce2">
            <text:p>Fecha de la última vacuna registrada (2)</text:p>
          </table:table-cell>
          <table:table-cell table:number-columns-repeated="16373" table:style-name="ce3"/>
        </table:table-row>
        <table:table-row table:style-name="ro2">
          <table:table-cell office:value-type="string" table:style-name="ce4">
            <text:p>Andalucía</text:p>
          </table:table-cell>
          <table:table-cell office:value-type="float" office:value="6111000" table:style-name="ce5">
            <text:p>6.111.000</text:p>
          </table:table-cell>
          <table:table-cell office:value-type="float" office:value="913500" table:style-name="ce5">
            <text:p>913.500</text:p>
          </table:table-cell>
          <table:table-cell office:value-type="float" office:value="1805800" table:style-name="ce5">
            <text:p>1.805.800</text:p>
          </table:table-cell>
          <table:table-cell office:value-type="float" office:value="476000" table:style-name="ce5">
            <text:p>476.000</text:p>
          </table:table-cell>
          <table:table-cell office:value-type="float" office:value="9306300" table:style-name="ce6">
            <text:p>9.306.300</text:p>
          </table:table-cell>
          <table:table-cell office:value-type="float" office:value="8986153" table:style-name="ce6">
            <text:p>8.986.153</text:p>
          </table:table-cell>
          <table:table-cell office:value-type="percentage" office:value="0.96559889537195231" table:style-name="ce7">
            <text:p>96,6%</text:p>
          </table:table-cell>
          <table:table-cell office:value-type="float" office:value="5109966" table:style-name="ce5">
            <text:p>5.109.966</text:p>
          </table:table-cell>
          <table:table-cell office:value-type="float" office:value="4103653" table:style-name="ce5">
            <text:p>4.103.653</text:p>
          </table:table-cell>
          <table:table-cell office:value-type="date" office:date-value="2021-07-15T00:00:00" table:style-name="ce8">
            <text:p>15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1070865" table:style-name="ce5">
            <text:p>1.070.865</text:p>
          </table:table-cell>
          <table:table-cell office:value-type="float" office:value="144700" table:style-name="ce5">
            <text:p>144.700</text:p>
          </table:table-cell>
          <table:table-cell office:value-type="float" office:value="285700" table:style-name="ce5">
            <text:p>285.700</text:p>
          </table:table-cell>
          <table:table-cell office:value-type="float" office:value="56900" table:style-name="ce5">
            <text:p>56.900</text:p>
          </table:table-cell>
          <table:table-cell office:value-type="float" office:value="1558165" table:style-name="ce6">
            <text:p>1.558.165</text:p>
          </table:table-cell>
          <table:table-cell office:value-type="float" office:value="1458585" table:style-name="ce6">
            <text:p>1.458.585</text:p>
          </table:table-cell>
          <table:table-cell office:value-type="percentage" office:value="0.9360914922360597" table:style-name="ce7">
            <text:p>93,6%</text:p>
          </table:table-cell>
          <table:table-cell office:value-type="float" office:value="847254" table:style-name="ce5">
            <text:p>847.254</text:p>
          </table:table-cell>
          <table:table-cell office:value-type="float" office:value="686717" table:style-name="ce5">
            <text:p>686.717</text:p>
          </table:table-cell>
          <table:table-cell office:value-type="date" office:date-value="2021-07-15T00:00:00" table:style-name="ce8">
            <text:p>15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904145" table:style-name="ce5">
            <text:p>904.145</text:p>
          </table:table-cell>
          <table:table-cell office:value-type="float" office:value="119800" table:style-name="ce5">
            <text:p>119.800</text:p>
          </table:table-cell>
          <table:table-cell office:value-type="float" office:value="233400" table:style-name="ce5">
            <text:p>233.400</text:p>
          </table:table-cell>
          <table:table-cell office:value-type="float" office:value="43750" table:style-name="ce5">
            <text:p>43.750</text:p>
          </table:table-cell>
          <table:table-cell office:value-type="float" office:value="1301095" table:style-name="ce6">
            <text:p>1.301.095</text:p>
          </table:table-cell>
          <table:table-cell office:value-type="float" office:value="1273778" table:style-name="ce6">
            <text:p>1.273.778</text:p>
          </table:table-cell>
          <table:table-cell office:value-type="percentage" office:value="0.97900460765739628" table:style-name="ce7">
            <text:p>97,9%</text:p>
          </table:table-cell>
          <table:table-cell office:value-type="float" office:value="697206" table:style-name="ce5">
            <text:p>697.206</text:p>
          </table:table-cell>
          <table:table-cell office:value-type="float" office:value="618088" table:style-name="ce5">
            <text:p>618.088</text:p>
          </table:table-cell>
          <table:table-cell office:value-type="date" office:date-value="2021-07-15T00:00:00" table:style-name="ce8">
            <text:p>15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807660" table:style-name="ce5">
            <text:p>807.660</text:p>
          </table:table-cell>
          <table:table-cell office:value-type="float" office:value="130800" table:style-name="ce5">
            <text:p>130.800</text:p>
          </table:table-cell>
          <table:table-cell office:value-type="float" office:value="256400" table:style-name="ce5">
            <text:p>256.400</text:p>
          </table:table-cell>
          <table:table-cell office:value-type="float" office:value="55550" table:style-name="ce5">
            <text:p>55.550</text:p>
          </table:table-cell>
          <table:table-cell office:value-type="float" office:value="1250410" table:style-name="ce6">
            <text:p>1.250.410</text:p>
          </table:table-cell>
          <table:table-cell office:value-type="float" office:value="1142865" table:style-name="ce6">
            <text:p>1.142.865</text:p>
          </table:table-cell>
          <table:table-cell office:value-type="percentage" office:value="0.91399221055493796" table:style-name="ce7">
            <text:p>91,4%</text:p>
          </table:table-cell>
          <table:table-cell office:value-type="float" office:value="674707" table:style-name="ce5">
            <text:p>674.707</text:p>
          </table:table-cell>
          <table:table-cell office:value-type="float" office:value="530128" table:style-name="ce5">
            <text:p>530.128</text:p>
          </table:table-cell>
          <table:table-cell office:value-type="date" office:date-value="2021-07-15T00:00:00" table:style-name="ce8">
            <text:p>15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1511610" table:style-name="ce5">
            <text:p>1.511.610</text:p>
          </table:table-cell>
          <table:table-cell office:value-type="float" office:value="232300" table:style-name="ce5">
            <text:p>232.300</text:p>
          </table:table-cell>
          <table:table-cell office:value-type="float" office:value="503700" table:style-name="ce5">
            <text:p>503.700</text:p>
          </table:table-cell>
          <table:table-cell office:value-type="float" office:value="120900" table:style-name="ce5">
            <text:p>120.900</text:p>
          </table:table-cell>
          <table:table-cell office:value-type="float" office:value="2368510" table:style-name="ce6">
            <text:p>2.368.510</text:p>
          </table:table-cell>
          <table:table-cell office:value-type="float" office:value="2144528" table:style-name="ce6">
            <text:p>2.144.528</text:p>
          </table:table-cell>
          <table:table-cell office:value-type="percentage" office:value="0.90543337372440902" table:style-name="ce7">
            <text:p>90,5%</text:p>
          </table:table-cell>
          <table:table-cell office:value-type="float" office:value="1278711" table:style-name="ce5">
            <text:p>1.278.711</text:p>
          </table:table-cell>
          <table:table-cell office:value-type="float" office:value="970603" table:style-name="ce5">
            <text:p>970.603</text:p>
          </table:table-cell>
          <table:table-cell office:value-type="date" office:date-value="2021-07-15T00:00:00" table:style-name="ce8">
            <text:p>15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472245" table:style-name="ce5">
            <text:p>472.245</text:p>
          </table:table-cell>
          <table:table-cell office:value-type="float" office:value="63500" table:style-name="ce5">
            <text:p>63.500</text:p>
          </table:table-cell>
          <table:table-cell office:value-type="float" office:value="130200" table:style-name="ce5">
            <text:p>130.200</text:p>
          </table:table-cell>
          <table:table-cell office:value-type="float" office:value="24950" table:style-name="ce5">
            <text:p>24.950</text:p>
          </table:table-cell>
          <table:table-cell office:value-type="float" office:value="690895" table:style-name="ce6">
            <text:p>690.895</text:p>
          </table:table-cell>
          <table:table-cell office:value-type="float" office:value="635503" table:style-name="ce6">
            <text:p>635.503</text:p>
          </table:table-cell>
          <table:table-cell office:value-type="percentage" office:value="0.91982573328798156" table:style-name="ce7">
            <text:p>92,0%</text:p>
          </table:table-cell>
          <table:table-cell office:value-type="float" office:value="362526" table:style-name="ce5">
            <text:p>362.526</text:p>
          </table:table-cell>
          <table:table-cell office:value-type="float" office:value="292449" table:style-name="ce5">
            <text:p>292.449</text:p>
          </table:table-cell>
          <table:table-cell office:value-type="date" office:date-value="2021-07-15T00:00:00" table:style-name="ce8">
            <text:p>15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2117415" table:style-name="ce5">
            <text:p>2.117.415</text:p>
          </table:table-cell>
          <table:table-cell office:value-type="float" office:value="289400" table:style-name="ce5">
            <text:p>289.400</text:p>
          </table:table-cell>
          <table:table-cell office:value-type="float" office:value="514400" table:style-name="ce5">
            <text:p>514.400</text:p>
          </table:table-cell>
          <table:table-cell office:value-type="float" office:value="102850" table:style-name="ce5">
            <text:p>102.850</text:p>
          </table:table-cell>
          <table:table-cell office:value-type="float" office:value="3024065" table:style-name="ce6">
            <text:p>3.024.065</text:p>
          </table:table-cell>
          <table:table-cell office:value-type="float" office:value="2773406" table:style-name="ce6">
            <text:p>2.773.406</text:p>
          </table:table-cell>
          <table:table-cell office:value-type="percentage" office:value="0.9171119007031926" table:style-name="ce7">
            <text:p>91,7%</text:p>
          </table:table-cell>
          <table:table-cell office:value-type="float" office:value="1547664" table:style-name="ce5">
            <text:p>1.547.664</text:p>
          </table:table-cell>
          <table:table-cell office:value-type="float" office:value="1344757" table:style-name="ce5">
            <text:p>1.344.757</text:p>
          </table:table-cell>
          <table:table-cell office:value-type="date" office:date-value="2021-07-15T00:00:00" table:style-name="ce8">
            <text:p>15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La Mancha</text:p>
          </table:table-cell>
          <table:table-cell office:value-type="float" office:value="1570005" table:style-name="ce5">
            <text:p>1.570.005</text:p>
          </table:table-cell>
          <table:table-cell office:value-type="float" office:value="226200" table:style-name="ce5">
            <text:p>226.200</text:p>
          </table:table-cell>
          <table:table-cell office:value-type="float" office:value="460900" table:style-name="ce5">
            <text:p>460.900</text:p>
          </table:table-cell>
          <table:table-cell office:value-type="float" office:value="89425" table:style-name="ce5">
            <text:p>89.425</text:p>
          </table:table-cell>
          <table:table-cell office:value-type="float" office:value="2346530" table:style-name="ce6">
            <text:p>2.346.530</text:p>
          </table:table-cell>
          <table:table-cell office:value-type="float" office:value="2186546" table:style-name="ce6">
            <text:p>2.186.546</text:p>
          </table:table-cell>
          <table:table-cell office:value-type="percentage" office:value="0.93182102934972066" table:style-name="ce7">
            <text:p>93,2%</text:p>
          </table:table-cell>
          <table:table-cell office:value-type="float" office:value="1281912" table:style-name="ce5">
            <text:p>1.281.912</text:p>
          </table:table-cell>
          <table:table-cell office:value-type="float" office:value="976335" table:style-name="ce5">
            <text:p>976.335</text:p>
          </table:table-cell>
          <table:table-cell office:value-type="date" office:date-value="2021-07-15T00:00:00" table:style-name="ce8">
            <text:p>15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5778080" table:style-name="ce5">
            <text:p>5.778.080</text:p>
          </table:table-cell>
          <table:table-cell office:value-type="float" office:value="826000" table:style-name="ce5">
            <text:p>826.000</text:p>
          </table:table-cell>
          <table:table-cell office:value-type="float" office:value="1698100" table:style-name="ce5">
            <text:p>1.698.100</text:p>
          </table:table-cell>
          <table:table-cell office:value-type="float" office:value="394000" table:style-name="ce5">
            <text:p>394.000</text:p>
          </table:table-cell>
          <table:table-cell office:value-type="float" office:value="8696180" table:style-name="ce6">
            <text:p>8.696.180</text:p>
          </table:table-cell>
          <table:table-cell office:value-type="float" office:value="8147422" table:style-name="ce6">
            <text:p>8.147.422</text:p>
          </table:table-cell>
          <table:table-cell office:value-type="percentage" office:value="0.93689666037271535" table:style-name="ce7">
            <text:p>93,7%</text:p>
          </table:table-cell>
          <table:table-cell office:value-type="float" office:value="4699794" table:style-name="ce5">
            <text:p>4.699.794</text:p>
          </table:table-cell>
          <table:table-cell office:value-type="float" office:value="3845539" table:style-name="ce5">
            <text:p>3.845.539</text:p>
          </table:table-cell>
          <table:table-cell office:value-type="date" office:date-value="2021-07-15T00:00:00" table:style-name="ce8">
            <text:p>15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3685690" table:style-name="ce5">
            <text:p>3.685.690</text:p>
          </table:table-cell>
          <table:table-cell office:value-type="float" office:value="529700" table:style-name="ce5">
            <text:p>529.700</text:p>
          </table:table-cell>
          <table:table-cell office:value-type="float" office:value="1009800" table:style-name="ce5">
            <text:p>1.009.800</text:p>
          </table:table-cell>
          <table:table-cell office:value-type="float" office:value="307250" table:style-name="ce5">
            <text:p>307.250</text:p>
          </table:table-cell>
          <table:table-cell office:value-type="float" office:value="5532440" table:style-name="ce6">
            <text:p>5.532.440</text:p>
          </table:table-cell>
          <table:table-cell office:value-type="float" office:value="5142576" table:style-name="ce6">
            <text:p>5.142.576</text:p>
          </table:table-cell>
          <table:table-cell office:value-type="percentage" office:value="0.92953127372370958" table:style-name="ce7">
            <text:p>93,0%</text:p>
          </table:table-cell>
          <table:table-cell office:value-type="float" office:value="2918188" table:style-name="ce5">
            <text:p>2.918.188</text:p>
          </table:table-cell>
          <table:table-cell office:value-type="float" office:value="2386986" table:style-name="ce5">
            <text:p>2.386.986</text:p>
          </table:table-cell>
          <table:table-cell office:value-type="date" office:date-value="2021-07-15T00:00:00" table:style-name="ce8">
            <text:p>15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860615" table:style-name="ce5">
            <text:p>860.615</text:p>
          </table:table-cell>
          <table:table-cell office:value-type="float" office:value="115000" table:style-name="ce5">
            <text:p>115.000</text:p>
          </table:table-cell>
          <table:table-cell office:value-type="float" office:value="228000" table:style-name="ce5">
            <text:p>228.000</text:p>
          </table:table-cell>
          <table:table-cell office:value-type="float" office:value="45550" table:style-name="ce5">
            <text:p>45.550</text:p>
          </table:table-cell>
          <table:table-cell office:value-type="float" office:value="1249165" table:style-name="ce6">
            <text:p>1.249.165</text:p>
          </table:table-cell>
          <table:table-cell office:value-type="float" office:value="1232067" table:style-name="ce6">
            <text:p>1.232.067</text:p>
          </table:table-cell>
          <table:table-cell office:value-type="percentage" office:value="0.98631245672108969" table:style-name="ce7">
            <text:p>98,6%</text:p>
          </table:table-cell>
          <table:table-cell office:value-type="float" office:value="710939" table:style-name="ce5">
            <text:p>710.939</text:p>
          </table:table-cell>
          <table:table-cell office:value-type="float" office:value="579550" table:style-name="ce5">
            <text:p>579.550</text:p>
          </table:table-cell>
          <table:table-cell office:value-type="date" office:date-value="2021-07-15T00:00:00" table:style-name="ce8">
            <text:p>15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2297995" table:style-name="ce5">
            <text:p>2.297.995</text:p>
          </table:table-cell>
          <table:table-cell office:value-type="float" office:value="305800" table:style-name="ce5">
            <text:p>305.800</text:p>
          </table:table-cell>
          <table:table-cell office:value-type="float" office:value="595400" table:style-name="ce5">
            <text:p>595.400</text:p>
          </table:table-cell>
          <table:table-cell office:value-type="float" office:value="116000" table:style-name="ce5">
            <text:p>116.000</text:p>
          </table:table-cell>
          <table:table-cell office:value-type="float" office:value="3315195" table:style-name="ce6">
            <text:p>3.315.195</text:p>
          </table:table-cell>
          <table:table-cell office:value-type="float" office:value="3222038" table:style-name="ce6">
            <text:p>3.222.038</text:p>
          </table:table-cell>
          <table:table-cell office:value-type="percentage" office:value="0.97189999381635173" table:style-name="ce7">
            <text:p>97,2%</text:p>
          </table:table-cell>
          <table:table-cell office:value-type="float" office:value="1792056" table:style-name="ce5">
            <text:p>1.792.056</text:p>
          </table:table-cell>
          <table:table-cell office:value-type="float" office:value="1567816" table:style-name="ce5">
            <text:p>1.567.816</text:p>
          </table:table-cell>
          <table:table-cell office:value-type="date" office:date-value="2021-07-15T00:00:00" table:style-name="ce8">
            <text:p>15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253955" table:style-name="ce5">
            <text:p>253.955</text:p>
          </table:table-cell>
          <table:table-cell office:value-type="float" office:value="34200" table:style-name="ce5">
            <text:p>34.200</text:p>
          </table:table-cell>
          <table:table-cell office:value-type="float" office:value="61400" table:style-name="ce5">
            <text:p>61.400</text:p>
          </table:table-cell>
          <table:table-cell office:value-type="float" office:value="14150" table:style-name="ce5">
            <text:p>14.150</text:p>
          </table:table-cell>
          <table:table-cell office:value-type="float" office:value="363705" table:style-name="ce6">
            <text:p>363.705</text:p>
          </table:table-cell>
          <table:table-cell office:value-type="float" office:value="332587" table:style-name="ce6">
            <text:p>332.587</text:p>
          </table:table-cell>
          <table:table-cell office:value-type="percentage" office:value="0.91444164913872505" table:style-name="ce7">
            <text:p>91,4%</text:p>
          </table:table-cell>
          <table:table-cell office:value-type="float" office:value="189477" table:style-name="ce5">
            <text:p>189.477</text:p>
          </table:table-cell>
          <table:table-cell office:value-type="float" office:value="163247" table:style-name="ce5">
            <text:p>163.247</text:p>
          </table:table-cell>
          <table:table-cell office:value-type="date" office:date-value="2021-07-15T00:00:00" table:style-name="ce8">
            <text:p>15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4920945" table:style-name="ce5">
            <text:p>4.920.945</text:p>
          </table:table-cell>
          <table:table-cell office:value-type="float" office:value="743400" table:style-name="ce5">
            <text:p>743.400</text:p>
          </table:table-cell>
          <table:table-cell office:value-type="float" office:value="1509400" table:style-name="ce5">
            <text:p>1.509.400</text:p>
          </table:table-cell>
          <table:table-cell office:value-type="float" office:value="341800" table:style-name="ce5">
            <text:p>341.800</text:p>
          </table:table-cell>
          <table:table-cell office:value-type="float" office:value="7515545" table:style-name="ce6">
            <text:p>7.515.545</text:p>
          </table:table-cell>
          <table:table-cell office:value-type="float" office:value="6603653" table:style-name="ce6">
            <text:p>6.603.653</text:p>
          </table:table-cell>
          <table:table-cell office:value-type="percentage" office:value="0.87866588517532662" table:style-name="ce7">
            <text:p>87,9%</text:p>
          </table:table-cell>
          <table:table-cell office:value-type="float" office:value="4035677" table:style-name="ce5">
            <text:p>4.035.677</text:p>
          </table:table-cell>
          <table:table-cell office:value-type="float" office:value="2993302" table:style-name="ce5">
            <text:p>2.993.302</text:p>
          </table:table-cell>
          <table:table-cell office:value-type="date" office:date-value="2021-07-15T00:00:00" table:style-name="ce8">
            <text:p>15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1081805" table:style-name="ce5">
            <text:p>1.081.805</text:p>
          </table:table-cell>
          <table:table-cell office:value-type="float" office:value="162600" table:style-name="ce5">
            <text:p>162.600</text:p>
          </table:table-cell>
          <table:table-cell office:value-type="float" office:value="259900" table:style-name="ce5">
            <text:p>259.900</text:p>
          </table:table-cell>
          <table:table-cell office:value-type="float" office:value="88100" table:style-name="ce5">
            <text:p>88.100</text:p>
          </table:table-cell>
          <table:table-cell office:value-type="float" office:value="1592405" table:style-name="ce6">
            <text:p>1.592.405</text:p>
          </table:table-cell>
          <table:table-cell office:value-type="float" office:value="1492731" table:style-name="ce6">
            <text:p>1.492.731</text:p>
          </table:table-cell>
          <table:table-cell office:value-type="percentage" office:value="0.93740662708293432" table:style-name="ce7">
            <text:p>93,7%</text:p>
          </table:table-cell>
          <table:table-cell office:value-type="float" office:value="864061" table:style-name="ce5">
            <text:p>864.061</text:p>
          </table:table-cell>
          <table:table-cell office:value-type="float" office:value="685517" table:style-name="ce5">
            <text:p>685.517</text:p>
          </table:table-cell>
          <table:table-cell office:value-type="date" office:date-value="2021-07-15T00:00:00" table:style-name="ce8">
            <text:p>15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503835" table:style-name="ce5">
            <text:p>503.835</text:p>
          </table:table-cell>
          <table:table-cell office:value-type="float" office:value="72900" table:style-name="ce5">
            <text:p>72.900</text:p>
          </table:table-cell>
          <table:table-cell office:value-type="float" office:value="145700" table:style-name="ce5">
            <text:p>145.700</text:p>
          </table:table-cell>
          <table:table-cell office:value-type="float" office:value="28900" table:style-name="ce5">
            <text:p>28.900</text:p>
          </table:table-cell>
          <table:table-cell office:value-type="float" office:value="751335" table:style-name="ce6">
            <text:p>751.335</text:p>
          </table:table-cell>
          <table:table-cell office:value-type="float" office:value="709259" table:style-name="ce6">
            <text:p>709.259</text:p>
          </table:table-cell>
          <table:table-cell office:value-type="percentage" office:value="0.9439983496043709" table:style-name="ce7">
            <text:p>94,4%</text:p>
          </table:table-cell>
          <table:table-cell office:value-type="float" office:value="412232" table:style-name="ce5">
            <text:p>412.232</text:p>
          </table:table-cell>
          <table:table-cell office:value-type="float" office:value="336554" table:style-name="ce5">
            <text:p>336.554</text:p>
          </table:table-cell>
          <table:table-cell office:value-type="date" office:date-value="2021-07-15T00:00:00" table:style-name="ce8">
            <text:p>15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1759500" table:style-name="ce5">
            <text:p>1.759.500</text:p>
          </table:table-cell>
          <table:table-cell office:value-type="float" office:value="237000" table:style-name="ce5">
            <text:p>237.000</text:p>
          </table:table-cell>
          <table:table-cell office:value-type="float" office:value="549600" table:style-name="ce5">
            <text:p>549.600</text:p>
          </table:table-cell>
          <table:table-cell office:value-type="float" office:value="97800" table:style-name="ce5">
            <text:p>97.800</text:p>
          </table:table-cell>
          <table:table-cell office:value-type="float" office:value="2643900" table:style-name="ce6">
            <text:p>2.643.900</text:p>
          </table:table-cell>
          <table:table-cell office:value-type="float" office:value="2431252" table:style-name="ce6">
            <text:p>2.431.252</text:p>
          </table:table-cell>
          <table:table-cell office:value-type="percentage" office:value="0.91957033170694802" table:style-name="ce7">
            <text:p>92,0%</text:p>
          </table:table-cell>
          <table:table-cell office:value-type="float" office:value="1424656" table:style-name="ce5">
            <text:p>1.424.656</text:p>
          </table:table-cell>
          <table:table-cell office:value-type="float" office:value="1140429" table:style-name="ce5">
            <text:p>1.140.429</text:p>
          </table:table-cell>
          <table:table-cell office:value-type="date" office:date-value="2021-07-15T00:00:00" table:style-name="ce8">
            <text:p>15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59310" table:style-name="ce5">
            <text:p>59.310</text:p>
          </table:table-cell>
          <table:table-cell office:value-type="float" office:value="9800" table:style-name="ce5">
            <text:p>9.800</text:p>
          </table:table-cell>
          <table:table-cell office:value-type="float" office:value="18100" table:style-name="ce5">
            <text:p>18.100</text:p>
          </table:table-cell>
          <table:table-cell office:value-type="float" office:value="4150" table:style-name="ce5">
            <text:p>4.150</text:p>
          </table:table-cell>
          <table:table-cell office:value-type="float" office:value="91360" table:style-name="ce6">
            <text:p>91.360</text:p>
          </table:table-cell>
          <table:table-cell office:value-type="float" office:value="84297" table:style-name="ce6">
            <text:p>84.297</text:p>
          </table:table-cell>
          <table:table-cell office:value-type="percentage" office:value="0.92269045534150618" table:style-name="ce7">
            <text:p>92,3%</text:p>
          </table:table-cell>
          <table:table-cell office:value-type="float" office:value="49272" table:style-name="ce5">
            <text:p>49.272</text:p>
          </table:table-cell>
          <table:table-cell office:value-type="float" office:value="39476" table:style-name="ce5">
            <text:p>39.476</text:p>
          </table:table-cell>
          <table:table-cell office:value-type="date" office:date-value="2021-07-15T00:00:00" table:style-name="ce8">
            <text:p>15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59310" table:style-name="ce5">
            <text:p>59.310</text:p>
          </table:table-cell>
          <table:table-cell office:value-type="float" office:value="9600" table:style-name="ce5">
            <text:p>9.600</text:p>
          </table:table-cell>
          <table:table-cell office:value-type="float" office:value="15100" table:style-name="ce5">
            <text:p>15.100</text:p>
          </table:table-cell>
          <table:table-cell office:value-type="float" office:value="5250" table:style-name="ce5">
            <text:p>5.250</text:p>
          </table:table-cell>
          <table:table-cell office:value-type="float" office:value="89260" table:style-name="ce6">
            <text:p>89.260</text:p>
          </table:table-cell>
          <table:table-cell office:value-type="float" office:value="77401" table:style-name="ce6">
            <text:p>77.401</text:p>
          </table:table-cell>
          <table:table-cell office:value-type="percentage" office:value="0.8671409365897379" table:style-name="ce7">
            <text:p>86,7%</text:p>
          </table:table-cell>
          <table:table-cell office:value-type="float" office:value="47160" table:style-name="ce5">
            <text:p>47.160</text:p>
          </table:table-cell>
          <table:table-cell office:value-type="float" office:value="36762" table:style-name="ce5">
            <text:p>36.762</text:p>
          </table:table-cell>
          <table:table-cell office:value-type="date" office:date-value="2021-07-15T00:00:00" table:style-name="ce8">
            <text:p>15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Fuerzas Armadas</text:p>
          </table:table-cell>
          <table:table-cell office:value-type="float" office:value="49368" table:style-name="ce5">
            <text:p>49.368</text:p>
          </table:table-cell>
          <table:table-cell office:value-type="float" office:value="58300" table:style-name="ce5">
            <text:p>58.300</text:p>
          </table:table-cell>
          <table:table-cell office:value-type="float" office:value="106100" table:style-name="ce5">
            <text:p>106.100</text:p>
          </table:table-cell>
          <table:table-cell office:value-type="float" office:value="2000" table:style-name="ce5">
            <text:p>2.000</text:p>
          </table:table-cell>
          <table:table-cell office:value-type="float" office:value="215768" table:style-name="ce6">
            <text:p>215.768</text:p>
          </table:table-cell>
          <table:table-cell office:value-type="float" office:value="159463" table:style-name="ce6">
            <text:p>159.463</text:p>
          </table:table-cell>
          <table:table-cell office:value-type="percentage" office:value="0.7390484223795929" table:style-name="ce7">
            <text:p>73,9%</text:p>
          </table:table-cell>
          <table:table-cell office:value-type="float" office:value="87488" table:style-name="ce5">
            <text:p>87.488</text:p>
          </table:table-cell>
          <table:table-cell office:value-type="float" office:value="73088" table:style-name="ce5">
            <text:p>73.088</text:p>
          </table:table-cell>
          <table:table-cell office:value-type="date" office:date-value="2021-07-15T00:00:00" table:style-name="ce8">
            <text:p>15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float" office:value="0" table:style-name="ce5">
            <text:p>0</text:p>
          </table:table-cell>
          <table:table-cell office:value-type="float" office:value="3270" table:style-name="ce5">
            <text:p>3.270</text:p>
          </table:table-cell>
          <table:table-cell office:value-type="float" office:value="0" table:style-name="ce5">
            <text:p>0</text:p>
          </table:table-cell>
          <table:table-cell office:value-type="float" office:value="2360" table:style-name="ce5">
            <text:p>2.360</text:p>
          </table:table-cell>
          <table:table-cell office:value-type="float" office:value="5630" table:style-name="ce6">
            <text:p>5.630</text:p>
          </table:table-cell>
          <table:table-cell office:value-type="float" office:value="2938" table:style-name="ce6">
            <text:p>2.938</text:p>
          </table:table-cell>
          <table:table-cell office:value-type="percentage" office:value="0.52184724689165185" table:style-name="ce7">
            <text:p>52,2%</text:p>
          </table:table-cell>
          <table:table-cell office:value-type="float" office:value="2430" table:style-name="ce5">
            <text:p>2.430</text:p>
          </table:table-cell>
          <table:table-cell office:value-type="float" office:value="1800" table:style-name="ce5">
            <text:p>1.800</text:p>
          </table:table-cell>
          <table:table-cell office:value-type="date" office:date-value="2021-07-15T00:00:00" table:style-name="ce8">
            <text:p>15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35875353" table:style-name="ce11">
            <text:p>35.875.353</text:p>
          </table:table-cell>
          <table:table-cell office:value-type="float" office:value="5227770" table:style-name="ce12">
            <text:p>5.227.770</text:p>
          </table:table-cell>
          <table:table-cell office:value-type="float" office:value="10387100" table:style-name="ce13">
            <text:p>10.387.100</text:p>
          </table:table-cell>
          <table:table-cell office:value-type="float" office:value="2417635" table:style-name="ce14">
            <text:p>2.417.635</text:p>
          </table:table-cell>
          <table:table-cell office:value-type="float" office:value="53907858" table:style-name="ce15">
            <text:p>53.907.858</text:p>
          </table:table-cell>
          <table:table-cell office:value-type="float" office:value="50239048" table:style-name="ce15">
            <text:p>50.239.048</text:p>
          </table:table-cell>
          <table:table-cell office:value-type="percentage" office:value="0.93194294605435812" table:style-name="ce16">
            <text:p>93,2%</text:p>
          </table:table-cell>
          <table:table-cell office:value-type="float" office:value="29033376" table:style-name="ce15">
            <text:p>29.033.376</text:p>
          </table:table-cell>
          <table:table-cell office:value-type="float" office:value="23372796" table:style-name="ce15">
            <text:p>23.372.796</text:p>
          </table:table-cell>
          <table:table-cell table:style-name="ce15"/>
          <table:table-cell table:number-columns-repeated="11" table:style-name="ce3"/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17"/>
          <table:covered-table-cell table:number-columns-repeated="9"/>
          <table:table-cell table:number-columns-repeated="16374" table:style-name="ce9"/>
        </table:table-row>
        <table:table-row table:style-name="ro5">
          <table:table-cell table:style-name="ce18"/>
          <table:table-cell table:number-columns-repeated="16383" table:style-name="ce9"/>
        </table:table-row>
        <table:table-row table:number-rows-repeated="1048550" table:style-name="ro3">
          <table:table-cell table:number-columns-repeated="16384"/>
        </table:table-row>
      </table:table>
      <table:table table:name="Mayores_de_40_años" table:style-name="ta1">
        <table:table-column table:style-name="co5" table:default-cell-style-name="ce21"/>
        <table:table-column table:style-name="co6" table:number-columns-repeated="5" table:default-cell-style-name="ce21"/>
        <table:table-column table:style-name="co4" table:number-columns-repeated="2" table:default-cell-style-name="ce21"/>
        <table:table-column table:style-name="co3" table:number-columns-repeated="7" table:default-cell-style-name="ce21"/>
        <table:table-column table:style-name="co4" table:number-columns-repeated="16369" table:default-cell-style-name="ce21"/>
        <table:table-row table:style-name="ro6">
          <table:table-cell table:style-name="ce19"/>
          <table:table-cell office:value-type="string" table:style-name="ce20">
            <text:p>Población a vacunar mayor de 40 años</text:p>
          </table:table-cell>
          <table:table-cell office:value-type="string" table:style-name="ce20">
            <text:p>Nº Personas con 1 dosis</text:p>
          </table:table-cell>
          <table:table-cell office:value-type="string" table:style-name="ce20">
            <text:p>% 1ª dosis</text:p>
          </table:table-cell>
          <table:table-cell office:value-type="string" table:style-name="ce20">
            <text:p>Nº Personas con pauta completa</text:p>
          </table:table-cell>
          <table:table-cell office:value-type="string" table:style-name="ce20">
            <text:p>% personas con pauta completa</text:p>
          </table:table-cell>
          <table:table-cell office:value-type="string" table:style-name="ce20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2">
          <table:table-cell office:value-type="string" table:style-name="ce22">
            <text:p>Andalucía</text:p>
          </table:table-cell>
          <table:table-cell office:value-type="float" office:value="4630179" table:style-name="ce23">
            <text:p>4.630.179</text:p>
          </table:table-cell>
          <table:table-cell office:value-type="float" office:value="4279281" table:style-name="ce23">
            <text:p>4.279.281</text:p>
          </table:table-cell>
          <table:table-cell office:value-type="percentage" office:value="0.92421502494827956" table:style-name="ce24">
            <text:p>92,4%</text:p>
          </table:table-cell>
          <table:table-cell office:value-type="float" office:value="3748567" table:style-name="ce23">
            <text:p>3.748.567</text:p>
          </table:table-cell>
          <table:table-cell office:value-type="percentage" office:value="0.80959440228984669" table:style-name="ce24">
            <text:p>81,0%</text:p>
          </table:table-cell>
          <table:table-cell office:value-type="date" office:date-value="2021-07-15T00:00:00" table:style-name="ce25">
            <text:p>15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787338" table:style-name="ce5">
            <text:p>787.338</text:p>
          </table:table-cell>
          <table:table-cell office:value-type="float" office:value="717042" table:style-name="ce5">
            <text:p>717.042</text:p>
          </table:table-cell>
          <table:table-cell office:value-type="percentage" office:value="0.91071687128018719" table:style-name="ce26">
            <text:p>91,1%</text:p>
          </table:table-cell>
          <table:table-cell office:value-type="float" office:value="628582" table:style-name="ce5">
            <text:p>628.582</text:p>
          </table:table-cell>
          <table:table-cell office:value-type="percentage" office:value="0.79836359987705408" table:style-name="ce26">
            <text:p>79,8%</text:p>
          </table:table-cell>
          <table:table-cell office:value-type="date" office:date-value="2021-07-15T00:00:00" table:style-name="ce8">
            <text:p>15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676365" table:style-name="ce5">
            <text:p>676.365</text:p>
          </table:table-cell>
          <table:table-cell office:value-type="float" office:value="628184" table:style-name="ce5">
            <text:p>628.184</text:p>
          </table:table-cell>
          <table:table-cell office:value-type="percentage" office:value="0.92876479415700097" table:style-name="ce26">
            <text:p>92,9%</text:p>
          </table:table-cell>
          <table:table-cell office:value-type="float" office:value="576706" table:style-name="ce5">
            <text:p>576.706</text:p>
          </table:table-cell>
          <table:table-cell office:value-type="percentage" office:value="0.85265500136760475" table:style-name="ce26">
            <text:p>85,3%</text:p>
          </table:table-cell>
          <table:table-cell office:value-type="date" office:date-value="2021-07-15T00:00:00" table:style-name="ce8">
            <text:p>15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619258" table:style-name="ce5">
            <text:p>619.258</text:p>
          </table:table-cell>
          <table:table-cell office:value-type="float" office:value="516811" table:style-name="ce5">
            <text:p>516.811</text:p>
          </table:table-cell>
          <table:table-cell office:value-type="percentage" office:value="0.83456491478511374" table:style-name="ce26">
            <text:p>83,5%</text:p>
          </table:table-cell>
          <table:table-cell office:value-type="float" office:value="469431" table:style-name="ce5">
            <text:p>469.431</text:p>
          </table:table-cell>
          <table:table-cell office:value-type="percentage" office:value="0.75805399365046555" table:style-name="ce26">
            <text:p>75,8%</text:p>
          </table:table-cell>
          <table:table-cell office:value-type="date" office:date-value="2021-07-15T00:00:00" table:style-name="ce8">
            <text:p>15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1218295" table:style-name="ce5">
            <text:p>1.218.295</text:p>
          </table:table-cell>
          <table:table-cell office:value-type="float" office:value="1029252" table:style-name="ce5">
            <text:p>1.029.252</text:p>
          </table:table-cell>
          <table:table-cell office:value-type="percentage" office:value="0.84482986468794508" table:style-name="ce26">
            <text:p>84,5%</text:p>
          </table:table-cell>
          <table:table-cell office:value-type="float" office:value="875288" table:style-name="ce5">
            <text:p>875.288</text:p>
          </table:table-cell>
          <table:table-cell office:value-type="percentage" office:value="0.7184532481870155" table:style-name="ce26">
            <text:p>71,8%</text:p>
          </table:table-cell>
          <table:table-cell office:value-type="date" office:date-value="2021-07-15T00:00:00" table:style-name="ce8">
            <text:p>15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359186" table:style-name="ce5">
            <text:p>359.186</text:p>
          </table:table-cell>
          <table:table-cell office:value-type="float" office:value="333160" table:style-name="ce5">
            <text:p>333.160</text:p>
          </table:table-cell>
          <table:table-cell office:value-type="percentage" office:value="0.92754171933204521" table:style-name="ce26">
            <text:p>92,8%</text:p>
          </table:table-cell>
          <table:table-cell office:value-type="float" office:value="278068" table:style-name="ce5">
            <text:p>278.068</text:p>
          </table:table-cell>
          <table:table-cell office:value-type="percentage" office:value="0.7741615764534252" table:style-name="ce26">
            <text:p>77,4%</text:p>
          </table:table-cell>
          <table:table-cell office:value-type="date" office:date-value="2021-07-15T00:00:00" table:style-name="ce8">
            <text:p>15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1532122" table:style-name="ce5">
            <text:p>1.532.122</text:p>
          </table:table-cell>
          <table:table-cell office:value-type="float" office:value="1424220" table:style-name="ce5">
            <text:p>1.424.220</text:p>
          </table:table-cell>
          <table:table-cell office:value-type="percentage" office:value="0.92957349349464335" table:style-name="ce26">
            <text:p>93,0%</text:p>
          </table:table-cell>
          <table:table-cell office:value-type="float" office:value="1278824" table:style-name="ce5">
            <text:p>1.278.824</text:p>
          </table:table-cell>
          <table:table-cell office:value-type="percentage" office:value="0.83467504545982629" table:style-name="ce26">
            <text:p>83,5%</text:p>
          </table:table-cell>
          <table:table-cell office:value-type="date" office:date-value="2021-07-15T00:00:00" table:style-name="ce8">
            <text:p>15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- La Mancha</text:p>
          </table:table-cell>
          <table:table-cell office:value-type="float" office:value="1150822" table:style-name="ce5">
            <text:p>1.150.822</text:p>
          </table:table-cell>
          <table:table-cell office:value-type="float" office:value="1055760" table:style-name="ce5">
            <text:p>1.055.760</text:p>
          </table:table-cell>
          <table:table-cell office:value-type="percentage" office:value="0.91739643489610034" table:style-name="ce26">
            <text:p>91,7%</text:p>
          </table:table-cell>
          <table:table-cell office:value-type="float" office:value="903892" table:style-name="ce5">
            <text:p>903.892</text:p>
          </table:table-cell>
          <table:table-cell office:value-type="percentage" office:value="0.7854316306083825" table:style-name="ce26">
            <text:p>78,5%</text:p>
          </table:table-cell>
          <table:table-cell office:value-type="date" office:date-value="2021-07-15T00:00:00" table:style-name="ce8">
            <text:p>15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4328607" table:style-name="ce5">
            <text:p>4.328.607</text:p>
          </table:table-cell>
          <table:table-cell office:value-type="float" office:value="3798317" table:style-name="ce5">
            <text:p>3.798.317</text:p>
          </table:table-cell>
          <table:table-cell office:value-type="percentage" office:value="0.87749176582674293" table:style-name="ce26">
            <text:p>87,7%</text:p>
          </table:table-cell>
          <table:table-cell office:value-type="float" office:value="3476704" table:style-name="ce5">
            <text:p>3.476.704</text:p>
          </table:table-cell>
          <table:table-cell office:value-type="percentage" office:value="0.8031923434028545" table:style-name="ce26">
            <text:p>80,3%</text:p>
          </table:table-cell>
          <table:table-cell office:value-type="date" office:date-value="2021-07-15T00:00:00" table:style-name="ce8">
            <text:p>15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2899043" table:style-name="ce5">
            <text:p>2.899.043</text:p>
          </table:table-cell>
          <table:table-cell office:value-type="float" office:value="2645248" table:style-name="ce5">
            <text:p>2.645.248</text:p>
          </table:table-cell>
          <table:table-cell office:value-type="percentage" office:value="0.9124555931043451" table:style-name="ce26">
            <text:p>91,2%</text:p>
          </table:table-cell>
          <table:table-cell office:value-type="float" office:value="2261331" table:style-name="ce5">
            <text:p>2.261.331</text:p>
          </table:table-cell>
          <table:table-cell office:value-type="percentage" office:value="0.78002671916215105" table:style-name="ce26">
            <text:p>78,0%</text:p>
          </table:table-cell>
          <table:table-cell office:value-type="date" office:date-value="2021-07-15T00:00:00" table:style-name="ce8">
            <text:p>15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621888" table:style-name="ce5">
            <text:p>621.888</text:p>
          </table:table-cell>
          <table:table-cell office:value-type="float" office:value="599923" table:style-name="ce5">
            <text:p>599.923</text:p>
          </table:table-cell>
          <table:table-cell office:value-type="percentage" office:value="0.96468013532983432" table:style-name="ce26">
            <text:p>96,5%</text:p>
          </table:table-cell>
          <table:table-cell office:value-type="float" office:value="543270" table:style-name="ce5">
            <text:p>543.270</text:p>
          </table:table-cell>
          <table:table-cell office:value-type="percentage" office:value="0.87358173819079965" table:style-name="ce26">
            <text:p>87,4%</text:p>
          </table:table-cell>
          <table:table-cell office:value-type="date" office:date-value="2021-07-15T00:00:00" table:style-name="ce8">
            <text:p>15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1720101" table:style-name="ce5">
            <text:p>1.720.101</text:p>
          </table:table-cell>
          <table:table-cell office:value-type="float" office:value="1626424" table:style-name="ce5">
            <text:p>1.626.424</text:p>
          </table:table-cell>
          <table:table-cell office:value-type="percentage" office:value="0.94553982585906293" table:style-name="ce26">
            <text:p>94,6%</text:p>
          </table:table-cell>
          <table:table-cell office:value-type="float" office:value="1504879" table:style-name="ce5">
            <text:p>1.504.879</text:p>
          </table:table-cell>
          <table:table-cell office:value-type="percentage" office:value="0.87487827749649583" table:style-name="ce26">
            <text:p>87,5%</text:p>
          </table:table-cell>
          <table:table-cell office:value-type="date" office:date-value="2021-07-15T00:00:00" table:style-name="ce8">
            <text:p>15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188661" table:style-name="ce5">
            <text:p>188.661</text:p>
          </table:table-cell>
          <table:table-cell office:value-type="float" office:value="173913" table:style-name="ce5">
            <text:p>173.913</text:p>
          </table:table-cell>
          <table:table-cell office:value-type="percentage" office:value="0.92182804077154257" table:style-name="ce26">
            <text:p>92,2%</text:p>
          </table:table-cell>
          <table:table-cell office:value-type="float" office:value="154081" table:style-name="ce5">
            <text:p>154.081</text:p>
          </table:table-cell>
          <table:table-cell office:value-type="percentage" office:value="0.81670827569025928" table:style-name="ce26">
            <text:p>81,7%</text:p>
          </table:table-cell>
          <table:table-cell office:value-type="date" office:date-value="2021-07-15T00:00:00" table:style-name="ce8">
            <text:p>15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3732280" table:style-name="ce5">
            <text:p>3.732.280</text:p>
          </table:table-cell>
          <table:table-cell office:value-type="float" office:value="3328898" table:style-name="ce5">
            <text:p>3.328.898</text:p>
          </table:table-cell>
          <table:table-cell office:value-type="percentage" office:value="0.8919207562133602" table:style-name="ce26">
            <text:p>89,2%</text:p>
          </table:table-cell>
          <table:table-cell office:value-type="float" office:value="2729884" table:style-name="ce5">
            <text:p>2.729.884</text:p>
          </table:table-cell>
          <table:table-cell office:value-type="percentage" office:value="0.73142529499394471" table:style-name="ce26">
            <text:p>73,1%</text:p>
          </table:table-cell>
          <table:table-cell office:value-type="date" office:date-value="2021-07-15T00:00:00" table:style-name="ce8">
            <text:p>15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786992" table:style-name="ce5">
            <text:p>786.992</text:p>
          </table:table-cell>
          <table:table-cell office:value-type="float" office:value="722808" table:style-name="ce5">
            <text:p>722.808</text:p>
          </table:table-cell>
          <table:table-cell office:value-type="percentage" office:value="0.91844389777786817" table:style-name="ce26">
            <text:p>91,8%</text:p>
          </table:table-cell>
          <table:table-cell office:value-type="float" office:value="635743" table:style-name="ce5">
            <text:p>635.743</text:p>
          </table:table-cell>
          <table:table-cell office:value-type="percentage" office:value="0.8078138024274707" table:style-name="ce26">
            <text:p>80,8%</text:p>
          </table:table-cell>
          <table:table-cell office:value-type="date" office:date-value="2021-07-15T00:00:00" table:style-name="ce8">
            <text:p>15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375498" table:style-name="ce5">
            <text:p>375.498</text:p>
          </table:table-cell>
          <table:table-cell office:value-type="float" office:value="344854" table:style-name="ce5">
            <text:p>344.854</text:p>
          </table:table-cell>
          <table:table-cell office:value-type="percentage" office:value="0.91839104336108313" table:style-name="ce26">
            <text:p>91,8%</text:p>
          </table:table-cell>
          <table:table-cell office:value-type="float" office:value="313216" table:style-name="ce5">
            <text:p>313.216</text:p>
          </table:table-cell>
          <table:table-cell office:value-type="percentage" office:value="0.8341349354723594" table:style-name="ce26">
            <text:p>83,4%</text:p>
          </table:table-cell>
          <table:table-cell office:value-type="date" office:date-value="2021-07-15T00:00:00" table:style-name="ce8">
            <text:p>15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1353260" table:style-name="ce5">
            <text:p>1.353.260</text:p>
          </table:table-cell>
          <table:table-cell office:value-type="float" office:value="1252202" table:style-name="ce5">
            <text:p>1.252.202</text:p>
          </table:table-cell>
          <table:table-cell office:value-type="percentage" office:value="0.92532255442413136" table:style-name="ce26">
            <text:p>92,5%</text:p>
          </table:table-cell>
          <table:table-cell office:value-type="float" office:value="1065194" table:style-name="ce5">
            <text:p>1.065.194</text:p>
          </table:table-cell>
          <table:table-cell office:value-type="percentage" office:value="0.7871318150244595" table:style-name="ce26">
            <text:p>78,7%</text:p>
          </table:table-cell>
          <table:table-cell office:value-type="date" office:date-value="2021-07-15T00:00:00" table:style-name="ce8">
            <text:p>15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38978" table:style-name="ce5">
            <text:p>38.978</text:p>
          </table:table-cell>
          <table:table-cell office:value-type="float" office:value="32963" table:style-name="ce5">
            <text:p>32.963</text:p>
          </table:table-cell>
          <table:table-cell office:value-type="percentage" office:value="0.84568217969110782" table:style-name="ce26">
            <text:p>84,6%</text:p>
          </table:table-cell>
          <table:table-cell office:value-type="float" office:value="30809" table:style-name="ce5">
            <text:p>30.809</text:p>
          </table:table-cell>
          <table:table-cell office:value-type="percentage" office:value="0.79042023705680131" table:style-name="ce26">
            <text:p>79,0%</text:p>
          </table:table-cell>
          <table:table-cell office:value-type="date" office:date-value="2021-07-15T00:00:00" table:style-name="ce8">
            <text:p>15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37225" table:style-name="ce5">
            <text:p>37.225</text:p>
          </table:table-cell>
          <table:table-cell office:value-type="float" office:value="30493" table:style-name="ce5">
            <text:p>30.493</text:p>
          </table:table-cell>
          <table:table-cell office:value-type="percentage" office:value="0.81915379449294834" table:style-name="ce26">
            <text:p>81,9%</text:p>
          </table:table-cell>
          <table:table-cell office:value-type="float" office:value="29052" table:style-name="ce5">
            <text:p>29.052</text:p>
          </table:table-cell>
          <table:table-cell office:value-type="percentage" office:value="0.78044325050369379" table:style-name="ce26">
            <text:p>78,0%</text:p>
          </table:table-cell>
          <table:table-cell office:value-type="date" office:date-value="2021-07-15T00:00:00" table:style-name="ce8">
            <text:p>15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FF.AA.</text:p>
          </table:table-cell>
          <table:table-cell office:value-type="string" table:style-name="ce5">
            <text:p>-</text:p>
          </table:table-cell>
          <table:table-cell office:value-type="float" office:value="33977" table:style-name="ce5">
            <text:p>33.977</text:p>
          </table:table-cell>
          <table:table-cell office:value-type="string" table:style-name="ce26">
            <text:p>-</text:p>
          </table:table-cell>
          <table:table-cell office:value-type="float" office:value="29849" table:style-name="ce5">
            <text:p>29.849</text:p>
          </table:table-cell>
          <table:table-cell office:value-type="string" table:style-name="ce26">
            <text:p>-</text:p>
          </table:table-cell>
          <table:table-cell office:value-type="date" office:date-value="2021-07-15T00:00:00" table:style-name="ce8">
            <text:p>15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string" table:style-name="ce5">
            <text:p>-</text:p>
          </table:table-cell>
          <table:table-cell office:value-type="float" office:value="1138" table:style-name="ce5">
            <text:p>1.138</text:p>
          </table:table-cell>
          <table:table-cell office:value-type="string" table:style-name="ce26">
            <text:p>-</text:p>
          </table:table-cell>
          <table:table-cell office:value-type="float" office:value="962" table:style-name="ce5">
            <text:p>962</text:p>
          </table:table-cell>
          <table:table-cell office:value-type="string" table:style-name="ce26">
            <text:p>-</text:p>
          </table:table-cell>
          <table:table-cell office:value-type="date" office:date-value="2021-07-15T00:00:00" table:style-name="ce8">
            <text:p>15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27056098" table:style-name="ce15">
            <text:p>27.056.098</text:p>
          </table:table-cell>
          <table:table-cell office:value-type="float" office:value="24574868" table:style-name="ce15">
            <text:p>24.574.868</text:p>
          </table:table-cell>
          <table:table-cell office:value-type="percentage" office:value="0.90829313229128605" table:style-name="ce16">
            <text:p>90,8%</text:p>
          </table:table-cell>
          <table:table-cell office:value-type="float" office:value="21534332" table:style-name="ce15">
            <text:p>21.534.332</text:p>
          </table:table-cell>
          <table:table-cell office:value-type="percentage" office:value="0.795914178016357" table:style-name="ce16">
            <text:p>79,6%</text:p>
          </table:table-cell>
          <table:table-cell table:style-name="ce27"/>
          <table:table-cell table:number-columns-repeated="16377" table:style-name="ce21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17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43"/>
        <table:table-column table:style-name="co4" table:default-cell-style-name="ce47"/>
        <table:table-column table:style-name="co4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3" table:number-columns-repeated="20" table:default-cell-style-name="ce21"/>
        <table:table-column table:style-name="co4" table:number-columns-repeated="16344" table:default-cell-style-name="ce21"/>
        <table:table-row table:style-name="ro1">
          <table:table-cell table:style-name="ce28"/>
          <table:table-cell office:value-type="string" table:style-name="ce29">
            <text:p>Personas con al menos 1 dosis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30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20-2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12-19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con al menos 1 dosis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Con al menos 1 dosis sobre Población a Vacunar INE</text:p>
          </table:table-cell>
          <table:table-cell table:number-columns-repeated="16364" table:style-name="ce33"/>
        </table:table-row>
        <table:table-row table:style-name="ro5">
          <table:table-cell office:value-type="string" table:style-name="ce34">
            <text:p>Andalucía</text:p>
          </table:table-cell>
          <table:table-cell office:value-type="float" office:value="432214" table:style-name="ce35">
            <text:p>432.214</text:p>
          </table:table-cell>
          <table:table-cell office:value-type="percentage" office:value="1" table:style-name="ce36">
            <text:p>100,0%</text:p>
          </table:table-cell>
          <table:table-cell office:value-type="float" office:value="649269" table:style-name="ce35">
            <text:p>649.269</text:p>
          </table:table-cell>
          <table:table-cell office:value-type="percentage" office:value="0.9982902329557598" table:style-name="ce36">
            <text:p>99,8%</text:p>
          </table:table-cell>
          <table:table-cell office:value-type="float" office:value="898921" table:style-name="ce35">
            <text:p>898.921</text:p>
          </table:table-cell>
          <table:table-cell office:value-type="percentage" office:value="0.98119734060145369" table:style-name="ce36">
            <text:p>98,1%</text:p>
          </table:table-cell>
          <table:table-cell office:value-type="float" office:value="1159369" table:style-name="ce35">
            <text:p>1.159.369</text:p>
          </table:table-cell>
          <table:table-cell office:value-type="percentage" office:value="0.91648201887557601" table:style-name="ce36">
            <text:p>91,6%</text:p>
          </table:table-cell>
          <table:table-cell office:value-type="float" office:value="1139508" table:style-name="ce35">
            <text:p>1.139.508</text:p>
          </table:table-cell>
          <table:table-cell office:value-type="percentage" office:value="0.82268174316337861" table:style-name="ce36">
            <text:p>82,3%</text:p>
          </table:table-cell>
          <table:table-cell office:value-type="float" office:value="665654" table:style-name="ce35">
            <text:p>665.654</text:p>
          </table:table-cell>
          <table:table-cell office:value-type="percentage" office:value="0.58379589148381406" table:style-name="ce36">
            <text:p>58,4%</text:p>
          </table:table-cell>
          <table:table-cell office:value-type="float" office:value="157821" table:style-name="ce35">
            <text:p>157.821</text:p>
          </table:table-cell>
          <table:table-cell office:value-type="percentage" office:value="0.16994267082457531" table:style-name="ce36">
            <text:p>17,0%</text:p>
          </table:table-cell>
          <table:table-cell office:value-type="float" office:value="7210" table:style-name="ce35">
            <text:p>7.210</text:p>
          </table:table-cell>
          <table:table-cell office:value-type="percentage" office:value="9.5762159204257624E-3" table:style-name="ce36">
            <text:p>1,0%</text:p>
          </table:table-cell>
          <table:table-cell office:value-type="float" office:value="5109966" table:style-name="ce35">
            <text:p>5.109.966</text:p>
          </table:table-cell>
          <table:table-cell office:value-type="float" office:value="7451975" table:style-name="ce35">
            <text:p>7.451.975</text:p>
          </table:table-cell>
          <table:table-cell office:value-type="percentage" office:value="0.68571969175956704" table:style-name="ce36">
            <text:p>68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ragón</text:p>
          </table:table-cell>
          <table:table-cell office:value-type="float" office:value="100847" table:style-name="ce38">
            <text:p>100.847</text:p>
          </table:table-cell>
          <table:table-cell office:value-type="percentage" office:value="1" table:style-name="ce39">
            <text:p>100,0%</text:p>
          </table:table-cell>
          <table:table-cell office:value-type="float" office:value="118403" table:style-name="ce38">
            <text:p>118.403</text:p>
          </table:table-cell>
          <table:table-cell office:value-type="percentage" office:value="0.99535958976083394" table:style-name="ce39">
            <text:p>99,5%</text:p>
          </table:table-cell>
          <table:table-cell office:value-type="float" office:value="150228" table:style-name="ce38">
            <text:p>150.228</text:p>
          </table:table-cell>
          <table:table-cell office:value-type="percentage" office:value="0.96073979803922827" table:style-name="ce39">
            <text:p>96,1%</text:p>
          </table:table-cell>
          <table:table-cell office:value-type="float" office:value="176481" table:style-name="ce38">
            <text:p>176.481</text:p>
          </table:table-cell>
          <table:table-cell office:value-type="percentage" office:value="0.89012236086873187" table:style-name="ce39">
            <text:p>89,0%</text:p>
          </table:table-cell>
          <table:table-cell office:value-type="float" office:value="171083" table:style-name="ce38">
            <text:p>171.083</text:p>
          </table:table-cell>
          <table:table-cell office:value-type="percentage" office:value="0.7959459019367926" table:style-name="ce39">
            <text:p>79,6%</text:p>
          </table:table-cell>
          <table:table-cell office:value-type="float" office:value="87818" table:style-name="ce38">
            <text:p>87.818</text:p>
          </table:table-cell>
          <table:table-cell office:value-type="percentage" office:value="0.53454341818535966" table:style-name="ce39">
            <text:p>53,5%</text:p>
          </table:table-cell>
          <table:table-cell office:value-type="float" office:value="32336" table:style-name="ce38">
            <text:p>32.336</text:p>
          </table:table-cell>
          <table:table-cell office:value-type="percentage" office:value="0.24797355848498095" table:style-name="ce39">
            <text:p>24,8%</text:p>
          </table:table-cell>
          <table:table-cell office:value-type="float" office:value="10058" table:style-name="ce38">
            <text:p>10.058</text:p>
          </table:table-cell>
          <table:table-cell office:value-type="percentage" office:value="9.7547255816660045E-2" table:style-name="ce39">
            <text:p>9,8%</text:p>
          </table:table-cell>
          <table:table-cell office:value-type="float" office:value="847254" table:style-name="ce38">
            <text:p>847.254</text:p>
          </table:table-cell>
          <table:table-cell office:value-type="float" office:value="1185134" table:style-name="ce38">
            <text:p>1.185.134</text:p>
          </table:table-cell>
          <table:table-cell office:value-type="percentage" office:value="0.71490143730582367" table:style-name="ce39">
            <text:p>71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sturias<text:s/></text:p>
          </table:table-cell>
          <table:table-cell office:value-type="float" office:value="88604" table:style-name="ce38">
            <text:p>88.604</text:p>
          </table:table-cell>
          <table:table-cell office:value-type="percentage" office:value="1" table:style-name="ce39">
            <text:p>100,0%</text:p>
          </table:table-cell>
          <table:table-cell office:value-type="float" office:value="113735" table:style-name="ce38">
            <text:p>113.735</text:p>
          </table:table-cell>
          <table:table-cell office:value-type="percentage" office:value="1" table:style-name="ce39">
            <text:p>100,0%</text:p>
          </table:table-cell>
          <table:table-cell office:value-type="float" office:value="143918" table:style-name="ce38">
            <text:p>143.918</text:p>
          </table:table-cell>
          <table:table-cell office:value-type="percentage" office:value="0.96168444123700314" table:style-name="ce39">
            <text:p>96,2%</text:p>
          </table:table-cell>
          <table:table-cell office:value-type="float" office:value="145813" table:style-name="ce38">
            <text:p>145.813</text:p>
          </table:table-cell>
          <table:table-cell office:value-type="percentage" office:value="0.89651080574256814" table:style-name="ce39">
            <text:p>89,7%</text:p>
          </table:table-cell>
          <table:table-cell office:value-type="float" office:value="136114" table:style-name="ce38">
            <text:p>136.114</text:p>
          </table:table-cell>
          <table:table-cell office:value-type="percentage" office:value="0.81508805758325198" table:style-name="ce39">
            <text:p>81,5%</text:p>
          </table:table-cell>
          <table:table-cell office:value-type="float" office:value="57684" table:style-name="ce38">
            <text:p>57.684</text:p>
          </table:table-cell>
          <table:table-cell office:value-type="percentage" office:value="0.50400608120505719" table:style-name="ce39">
            <text:p>50,4%</text:p>
          </table:table-cell>
          <table:table-cell office:value-type="float" office:value="10667" table:style-name="ce38">
            <text:p>10.667</text:p>
          </table:table-cell>
          <table:table-cell office:value-type="percentage" office:value="0.1348358635335162" table:style-name="ce39">
            <text:p>13,5%</text:p>
          </table:table-cell>
          <table:table-cell office:value-type="float" office:value="671" table:style-name="ce38">
            <text:p>671</text:p>
          </table:table-cell>
          <table:table-cell office:value-type="percentage" office:value="1.0484375000000001E-2" table:style-name="ce39">
            <text:p>1,0%</text:p>
          </table:table-cell>
          <table:table-cell office:value-type="float" office:value="697206" table:style-name="ce38">
            <text:p>697.206</text:p>
          </table:table-cell>
          <table:table-cell office:value-type="float" office:value="933927" table:style-name="ce38">
            <text:p>933.927</text:p>
          </table:table-cell>
          <table:table-cell office:value-type="percentage" office:value="0.74653158116212515" table:style-name="ce39">
            <text:p>74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Baleares</text:p>
          </table:table-cell>
          <table:table-cell office:value-type="float" office:value="50868" table:style-name="ce38">
            <text:p>50.868</text:p>
          </table:table-cell>
          <table:table-cell office:value-type="percentage" office:value="1" table:style-name="ce39">
            <text:p>100,0%</text:p>
          </table:table-cell>
          <table:table-cell office:value-type="float" office:value="77877" table:style-name="ce38">
            <text:p>77.877</text:p>
          </table:table-cell>
          <table:table-cell office:value-type="percentage" office:value="0.96722390580754136" table:style-name="ce39">
            <text:p>96,7%</text:p>
          </table:table-cell>
          <table:table-cell office:value-type="float" office:value="103522" table:style-name="ce38">
            <text:p>103.522</text:p>
          </table:table-cell>
          <table:table-cell office:value-type="percentage" office:value="0.88305994148305478" table:style-name="ce39">
            <text:p>88,3%</text:p>
          </table:table-cell>
          <table:table-cell office:value-type="float" office:value="138679" table:style-name="ce38">
            <text:p>138.679</text:p>
          </table:table-cell>
          <table:table-cell office:value-type="percentage" office:value="0.83643853628232112" table:style-name="ce39">
            <text:p>83,6%</text:p>
          </table:table-cell>
          <table:table-cell office:value-type="float" office:value="145865" table:style-name="ce38">
            <text:p>145.865</text:p>
          </table:table-cell>
          <table:table-cell office:value-type="percentage" office:value="0.70749180296063485" table:style-name="ce39">
            <text:p>70,7%</text:p>
          </table:table-cell>
          <table:table-cell office:value-type="float" office:value="87170" table:style-name="ce38">
            <text:p>87.170</text:p>
          </table:table-cell>
          <table:table-cell office:value-type="percentage" office:value="0.4784644348938179" table:style-name="ce39">
            <text:p>47,8%</text:p>
          </table:table-cell>
          <table:table-cell office:value-type="float" office:value="53008" table:style-name="ce38">
            <text:p>53.008</text:p>
          </table:table-cell>
          <table:table-cell office:value-type="percentage" office:value="0.38427744994272955" table:style-name="ce39">
            <text:p>38,4%</text:p>
          </table:table-cell>
          <table:table-cell office:value-type="float" office:value="17718" table:style-name="ce38">
            <text:p>17.718</text:p>
          </table:table-cell>
          <table:table-cell office:value-type="percentage" office:value="0.18556765814830331" table:style-name="ce39">
            <text:p>18,6%</text:p>
          </table:table-cell>
          <table:table-cell office:value-type="float" office:value="674707" table:style-name="ce38">
            <text:p>674.707</text:p>
          </table:table-cell>
          <table:table-cell office:value-type="float" office:value="1034867" table:style-name="ce38">
            <text:p>1.034.867</text:p>
          </table:table-cell>
          <table:table-cell office:value-type="percentage" office:value="0.65197460156715792" table:style-name="ce39">
            <text:p>65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arias</text:p>
          </table:table-cell>
          <table:table-cell office:value-type="float" office:value="91806" table:style-name="ce38">
            <text:p>91.806</text:p>
          </table:table-cell>
          <table:table-cell office:value-type="percentage" office:value="1" table:style-name="ce39">
            <text:p>100,0%</text:p>
          </table:table-cell>
          <table:table-cell office:value-type="float" office:value="148729" table:style-name="ce38">
            <text:p>148.729</text:p>
          </table:table-cell>
          <table:table-cell office:value-type="percentage" office:value="0.96245413541619484" table:style-name="ce39">
            <text:p>96,2%</text:p>
          </table:table-cell>
          <table:table-cell office:value-type="float" office:value="213130" table:style-name="ce38">
            <text:p>213.130</text:p>
          </table:table-cell>
          <table:table-cell office:value-type="percentage" office:value="0.90658125329658179" table:style-name="ce39">
            <text:p>90,7%</text:p>
          </table:table-cell>
          <table:table-cell office:value-type="float" office:value="299625" table:style-name="ce38">
            <text:p>299.625</text:p>
          </table:table-cell>
          <table:table-cell office:value-type="percentage" office:value="0.85482094764230609" table:style-name="ce39">
            <text:p>85,5%</text:p>
          </table:table-cell>
          <table:table-cell office:value-type="float" office:value="275962" table:style-name="ce38">
            <text:p>275.962</text:p>
          </table:table-cell>
          <table:table-cell office:value-type="percentage" office:value="0.7113816108309875" table:style-name="ce39">
            <text:p>71,1%</text:p>
          </table:table-cell>
          <table:table-cell office:value-type="float" office:value="169032" table:style-name="ce38">
            <text:p>169.032</text:p>
          </table:table-cell>
          <table:table-cell office:value-type="percentage" office:value="0.54362662172679732" table:style-name="ce39">
            <text:p>54,4%</text:p>
          </table:table-cell>
          <table:table-cell office:value-type="float" office:value="72449" table:style-name="ce38">
            <text:p>72.449</text:p>
          </table:table-cell>
          <table:table-cell office:value-type="percentage" office:value="0.28778381556159333" table:style-name="ce39">
            <text:p>28,8%</text:p>
          </table:table-cell>
          <table:table-cell office:value-type="float" office:value="7978" table:style-name="ce38">
            <text:p>7.978</text:p>
          </table:table-cell>
          <table:table-cell office:value-type="percentage" office:value="4.4372264275822179E-2" table:style-name="ce39">
            <text:p>4,4%</text:p>
          </table:table-cell>
          <table:table-cell office:value-type="float" office:value="1278711" table:style-name="ce38">
            <text:p>1.278.711</text:p>
          </table:table-cell>
          <table:table-cell office:value-type="float" office:value="1960774" table:style-name="ce38">
            <text:p>1.960.774</text:p>
          </table:table-cell>
          <table:table-cell office:value-type="percentage" office:value="0.65214604028817191" table:style-name="ce39">
            <text:p>65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tabria</text:p>
          </table:table-cell>
          <table:table-cell office:value-type="float" office:value="42251" table:style-name="ce38">
            <text:p>42.251</text:p>
          </table:table-cell>
          <table:table-cell office:value-type="percentage" office:value="1" table:style-name="ce39">
            <text:p>100,0%</text:p>
          </table:table-cell>
          <table:table-cell office:value-type="float" office:value="55774" table:style-name="ce38">
            <text:p>55.774</text:p>
          </table:table-cell>
          <table:table-cell office:value-type="percentage" office:value="1" table:style-name="ce39">
            <text:p>100,0%</text:p>
          </table:table-cell>
          <table:table-cell office:value-type="float" office:value="74757" table:style-name="ce38">
            <text:p>74.757</text:p>
          </table:table-cell>
          <table:table-cell office:value-type="percentage" office:value="0.96653953067425169" table:style-name="ce39">
            <text:p>96,7%</text:p>
          </table:table-cell>
          <table:table-cell office:value-type="float" office:value="81077" table:style-name="ce38">
            <text:p>81.077</text:p>
          </table:table-cell>
          <table:table-cell office:value-type="percentage" office:value="0.90121604197234451" table:style-name="ce39">
            <text:p>90,1%</text:p>
          </table:table-cell>
          <table:table-cell office:value-type="float" office:value="79301" table:style-name="ce38">
            <text:p>79.301</text:p>
          </table:table-cell>
          <table:table-cell office:value-type="percentage" office:value="0.81110576972250914" table:style-name="ce39">
            <text:p>81,1%</text:p>
          </table:table-cell>
          <table:table-cell office:value-type="float" office:value="22916" table:style-name="ce38">
            <text:p>22.916</text:p>
          </table:table-cell>
          <table:table-cell office:value-type="percentage" office:value="0.32517418018248123" table:style-name="ce39">
            <text:p>32,5%</text:p>
          </table:table-cell>
          <table:table-cell office:value-type="float" office:value="5969" table:style-name="ce38">
            <text:p>5.969</text:p>
          </table:table-cell>
          <table:table-cell office:value-type="percentage" office:value="0.11818631818631818" table:style-name="ce39">
            <text:p>11,8%</text:p>
          </table:table-cell>
          <table:table-cell office:value-type="float" office:value="481" table:style-name="ce38">
            <text:p>481</text:p>
          </table:table-cell>
          <table:table-cell office:value-type="percentage" office:value="1.0941018583809112E-2" table:style-name="ce39">
            <text:p>1,1%</text:p>
          </table:table-cell>
          <table:table-cell office:value-type="float" office:value="362526" table:style-name="ce38">
            <text:p>362.526</text:p>
          </table:table-cell>
          <table:table-cell office:value-type="float" office:value="524127" table:style-name="ce38">
            <text:p>524.127</text:p>
          </table:table-cell>
          <table:table-cell office:value-type="percentage" office:value="0.69167587245076101" table:style-name="ce39">
            <text:p>69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y Leon</text:p>
          </table:table-cell>
          <table:table-cell office:value-type="float" office:value="228609" table:style-name="ce38">
            <text:p>228.609</text:p>
          </table:table-cell>
          <table:table-cell office:value-type="percentage" office:value="1" table:style-name="ce39">
            <text:p>100,0%</text:p>
          </table:table-cell>
          <table:table-cell office:value-type="float" office:value="249086" table:style-name="ce38">
            <text:p>249.086</text:p>
          </table:table-cell>
          <table:table-cell office:value-type="percentage" office:value="1" table:style-name="ce39">
            <text:p>100,0%</text:p>
          </table:table-cell>
          <table:table-cell office:value-type="float" office:value="310902" table:style-name="ce38">
            <text:p>310.902</text:p>
          </table:table-cell>
          <table:table-cell office:value-type="percentage" office:value="0.97591461979125793" table:style-name="ce39">
            <text:p>97,6%</text:p>
          </table:table-cell>
          <table:table-cell office:value-type="float" office:value="338233" table:style-name="ce38">
            <text:p>338.233</text:p>
          </table:table-cell>
          <table:table-cell office:value-type="percentage" office:value="0.88734308388535454" table:style-name="ce39">
            <text:p>88,7%</text:p>
          </table:table-cell>
          <table:table-cell office:value-type="float" office:value="297390" table:style-name="ce38">
            <text:p>297.390</text:p>
          </table:table-cell>
          <table:table-cell office:value-type="percentage" office:value="0.81856842047315614" table:style-name="ce39">
            <text:p>81,9%</text:p>
          </table:table-cell>
          <table:table-cell office:value-type="float" office:value="94632" table:style-name="ce38">
            <text:p>94.632</text:p>
          </table:table-cell>
          <table:table-cell office:value-type="percentage" office:value="0.35339061852320724" table:style-name="ce39">
            <text:p>35,3%</text:p>
          </table:table-cell>
          <table:table-cell office:value-type="float" office:value="27453" table:style-name="ce38">
            <text:p>27.453</text:p>
          </table:table-cell>
          <table:table-cell office:value-type="percentage" office:value="0.1301053050624153" table:style-name="ce39">
            <text:p>13,0%</text:p>
          </table:table-cell>
          <table:table-cell office:value-type="float" office:value="1359" table:style-name="ce38">
            <text:p>1.359</text:p>
          </table:table-cell>
          <table:table-cell office:value-type="percentage" office:value="8.2193272126864312E-3" table:style-name="ce39">
            <text:p>0,8%</text:p>
          </table:table-cell>
          <table:table-cell office:value-type="float" office:value="1547664" table:style-name="ce38">
            <text:p>1.547.664</text:p>
          </table:table-cell>
          <table:table-cell office:value-type="float" office:value="2176253" table:style-name="ce38">
            <text:p>2.176.253</text:p>
          </table:table-cell>
          <table:table-cell office:value-type="percentage" office:value="0.71115996164048945" table:style-name="ce39">
            <text:p>71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- La Mancha</text:p>
          </table:table-cell>
          <table:table-cell office:value-type="float" office:value="137445" table:style-name="ce38">
            <text:p>137.445</text:p>
          </table:table-cell>
          <table:table-cell office:value-type="percentage" office:value="1" table:style-name="ce39">
            <text:p>100,0%</text:p>
          </table:table-cell>
          <table:table-cell office:value-type="float" office:value="157512" table:style-name="ce38">
            <text:p>157.512</text:p>
          </table:table-cell>
          <table:table-cell office:value-type="percentage" office:value="0.99001263348439039" table:style-name="ce39">
            <text:p>99,0%</text:p>
          </table:table-cell>
          <table:table-cell office:value-type="float" office:value="215872" table:style-name="ce38">
            <text:p>215.872</text:p>
          </table:table-cell>
          <table:table-cell office:value-type="percentage" office:value="0.98822581531193354" table:style-name="ce39">
            <text:p>98,8%</text:p>
          </table:table-cell>
          <table:table-cell office:value-type="float" office:value="277498" table:style-name="ce38">
            <text:p>277.498</text:p>
          </table:table-cell>
          <table:table-cell office:value-type="percentage" office:value="0.9024970892226436" table:style-name="ce39">
            <text:p>90,2%</text:p>
          </table:table-cell>
          <table:table-cell office:value-type="float" office:value="267433" table:style-name="ce38">
            <text:p>267.433</text:p>
          </table:table-cell>
          <table:table-cell office:value-type="percentage" office:value="0.80892001028417593" table:style-name="ce39">
            <text:p>80,9%</text:p>
          </table:table-cell>
          <table:table-cell office:value-type="float" office:value="159269" table:style-name="ce38">
            <text:p>159.269</text:p>
          </table:table-cell>
          <table:table-cell office:value-type="percentage" office:value="0.59897856721110487" table:style-name="ce39">
            <text:p>59,9%</text:p>
          </table:table-cell>
          <table:table-cell office:value-type="float" office:value="64856" table:style-name="ce38">
            <text:p>64.856</text:p>
          </table:table-cell>
          <table:table-cell office:value-type="percentage" office:value="0.29738317842715589" table:style-name="ce39">
            <text:p>29,7%</text:p>
          </table:table-cell>
          <table:table-cell office:value-type="float" office:value="2027" table:style-name="ce38">
            <text:p>2.027</text:p>
          </table:table-cell>
          <table:table-cell office:value-type="percentage" office:value="1.1651300209229071E-2" table:style-name="ce39">
            <text:p>1,2%</text:p>
          </table:table-cell>
          <table:table-cell office:value-type="float" office:value="1281912" table:style-name="ce38">
            <text:p>1.281.912</text:p>
          </table:table-cell>
          <table:table-cell office:value-type="float" office:value="1808784" table:style-name="ce38">
            <text:p>1.808.784</text:p>
          </table:table-cell>
          <table:table-cell office:value-type="percentage" office:value="0.70871480508452089" table:style-name="ce39">
            <text:p>70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taluña</text:p>
          </table:table-cell>
          <table:table-cell office:value-type="float" office:value="456236" table:style-name="ce38">
            <text:p>456.236</text:p>
          </table:table-cell>
          <table:table-cell office:value-type="percentage" office:value="1" table:style-name="ce39">
            <text:p>100,0%</text:p>
          </table:table-cell>
          <table:table-cell office:value-type="float" office:value="612506" table:style-name="ce38">
            <text:p>612.506</text:p>
          </table:table-cell>
          <table:table-cell office:value-type="percentage" office:value="0.96413302859157679" table:style-name="ce39">
            <text:p>96,4%</text:p>
          </table:table-cell>
          <table:table-cell office:value-type="float" office:value="769358" table:style-name="ce38">
            <text:p>769.358</text:p>
          </table:table-cell>
          <table:table-cell office:value-type="percentage" office:value="0.91854428928919363" table:style-name="ce39">
            <text:p>91,9%</text:p>
          </table:table-cell>
          <table:table-cell office:value-type="float" office:value="959144" table:style-name="ce38">
            <text:p>959.144</text:p>
          </table:table-cell>
          <table:table-cell office:value-type="percentage" office:value="0.87851398633424316" table:style-name="ce39">
            <text:p>87,9%</text:p>
          </table:table-cell>
          <table:table-cell office:value-type="float" office:value="1001073" table:style-name="ce38">
            <text:p>1.001.073</text:p>
          </table:table-cell>
          <table:table-cell office:value-type="percentage" office:value="0.76025760297093992" table:style-name="ce39">
            <text:p>76,0%</text:p>
          </table:table-cell>
          <table:table-cell office:value-type="float" office:value="524429" table:style-name="ce38">
            <text:p>524.429</text:p>
          </table:table-cell>
          <table:table-cell office:value-type="percentage" office:value="0.50201311058610909" table:style-name="ce39">
            <text:p>50,2%</text:p>
          </table:table-cell>
          <table:table-cell office:value-type="float" office:value="303014" table:style-name="ce38">
            <text:p>303.014</text:p>
          </table:table-cell>
          <table:table-cell office:value-type="percentage" office:value="0.36118888829289514" table:style-name="ce39">
            <text:p>36,1%</text:p>
          </table:table-cell>
          <table:table-cell office:value-type="float" office:value="74034" table:style-name="ce38">
            <text:p>74.034</text:p>
          </table:table-cell>
          <table:table-cell office:value-type="percentage" office:value="0.11282815628971937" table:style-name="ce39">
            <text:p>11,3%</text:p>
          </table:table-cell>
          <table:table-cell office:value-type="float" office:value="4699794" table:style-name="ce38">
            <text:p>4.699.794</text:p>
          </table:table-cell>
          <table:table-cell office:value-type="float" office:value="6868360" table:style-name="ce38">
            <text:p>6.868.360</text:p>
          </table:table-cell>
          <table:table-cell office:value-type="percentage" office:value="0.68426727777810137" table:style-name="ce39">
            <text:p>68,4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. Valenciana</text:p>
          </table:table-cell>
          <table:table-cell office:value-type="float" office:value="295394" table:style-name="ce38">
            <text:p>295.394</text:p>
          </table:table-cell>
          <table:table-cell office:value-type="percentage" office:value="1" table:style-name="ce39">
            <text:p>100,0%</text:p>
          </table:table-cell>
          <table:table-cell office:value-type="float" office:value="430853" table:style-name="ce38">
            <text:p>430.853</text:p>
          </table:table-cell>
          <table:table-cell office:value-type="percentage" office:value="0.98399267349073449" table:style-name="ce39">
            <text:p>98,4%</text:p>
          </table:table-cell>
          <table:table-cell office:value-type="float" office:value="548971" table:style-name="ce38">
            <text:p>548.971</text:p>
          </table:table-cell>
          <table:table-cell office:value-type="percentage" office:value="0.945315190588365" table:style-name="ce39">
            <text:p>94,5%</text:p>
          </table:table-cell>
          <table:table-cell office:value-type="float" office:value="688382" table:style-name="ce38">
            <text:p>688.382</text:p>
          </table:table-cell>
          <table:table-cell office:value-type="percentage" office:value="0.91499520159928971" table:style-name="ce39">
            <text:p>91,5%</text:p>
          </table:table-cell>
          <table:table-cell office:value-type="float" office:value="681648" table:style-name="ce38">
            <text:p>681.648</text:p>
          </table:table-cell>
          <table:table-cell office:value-type="percentage" office:value="0.80044340690568683" table:style-name="ce39">
            <text:p>80,0%</text:p>
          </table:table-cell>
          <table:table-cell office:value-type="float" office:value="205731" table:style-name="ce38">
            <text:p>205.731</text:p>
          </table:table-cell>
          <table:table-cell office:value-type="percentage" office:value="0.31711467586576836" table:style-name="ce39">
            <text:p>31,7%</text:p>
          </table:table-cell>
          <table:table-cell office:value-type="float" office:value="63773" table:style-name="ce38">
            <text:p>63.773</text:p>
          </table:table-cell>
          <table:table-cell office:value-type="percentage" office:value="0.12356091342036635" table:style-name="ce39">
            <text:p>12,4%</text:p>
          </table:table-cell>
          <table:table-cell office:value-type="float" office:value="3436" table:style-name="ce38">
            <text:p>3.436</text:p>
          </table:table-cell>
          <table:table-cell office:value-type="percentage" office:value="8.0936374493264327E-3" table:style-name="ce39">
            <text:p>0,8%</text:p>
          </table:table-cell>
          <table:table-cell office:value-type="float" office:value="2918188" table:style-name="ce38">
            <text:p>2.918.188</text:p>
          </table:table-cell>
          <table:table-cell office:value-type="float" office:value="4488459" table:style-name="ce38">
            <text:p>4.488.459</text:p>
          </table:table-cell>
          <table:table-cell office:value-type="percentage" office:value="0.65015364961560307" table:style-name="ce39">
            <text:p>65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Extremadura</text:p>
          </table:table-cell>
          <table:table-cell office:value-type="float" office:value="78068" table:style-name="ce38">
            <text:p>78.068</text:p>
          </table:table-cell>
          <table:table-cell office:value-type="percentage" office:value="1" table:style-name="ce39">
            <text:p>100,0%</text:p>
          </table:table-cell>
          <table:table-cell office:value-type="float" office:value="95521" table:style-name="ce38">
            <text:p>95.521</text:p>
          </table:table-cell>
          <table:table-cell office:value-type="percentage" office:value="1" table:style-name="ce39">
            <text:p>100,0%</text:p>
          </table:table-cell>
          <table:table-cell office:value-type="float" office:value="129930" table:style-name="ce38">
            <text:p>129.930</text:p>
          </table:table-cell>
          <table:table-cell office:value-type="percentage" office:value="1" table:style-name="ce39">
            <text:p>100,0%</text:p>
          </table:table-cell>
          <table:table-cell office:value-type="float" office:value="156822" table:style-name="ce38">
            <text:p>156.822</text:p>
          </table:table-cell>
          <table:table-cell office:value-type="percentage" office:value="0.92675633509833588" table:style-name="ce39">
            <text:p>92,7%</text:p>
          </table:table-cell>
          <table:table-cell office:value-type="float" office:value="139582" table:style-name="ce38">
            <text:p>139.582</text:p>
          </table:table-cell>
          <table:table-cell office:value-type="percentage" office:value="0.87515517825121947" table:style-name="ce39">
            <text:p>87,5%</text:p>
          </table:table-cell>
          <table:table-cell office:value-type="float" office:value="87815" table:style-name="ce38">
            <text:p>87.815</text:p>
          </table:table-cell>
          <table:table-cell office:value-type="percentage" office:value="0.65789375107694847" table:style-name="ce39">
            <text:p>65,8%</text:p>
          </table:table-cell>
          <table:table-cell office:value-type="float" office:value="22318" table:style-name="ce38">
            <text:p>22.318</text:p>
          </table:table-cell>
          <table:table-cell office:value-type="percentage" office:value="0.19694669961171904" table:style-name="ce39">
            <text:p>19,7%</text:p>
          </table:table-cell>
          <table:table-cell office:value-type="float" office:value="883" table:style-name="ce38">
            <text:p>883</text:p>
          </table:table-cell>
          <table:table-cell office:value-type="percentage" office:value="1.0418879056047197E-2" table:style-name="ce39">
            <text:p>1,0%</text:p>
          </table:table-cell>
          <table:table-cell office:value-type="float" office:value="710939" table:style-name="ce38">
            <text:p>710.939</text:p>
          </table:table-cell>
          <table:table-cell office:value-type="float" office:value="953437" table:style-name="ce38">
            <text:p>953.437</text:p>
          </table:table-cell>
          <table:table-cell office:value-type="percentage" office:value="0.74565912587826988" table:style-name="ce39">
            <text:p>74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Galicia</text:p>
          </table:table-cell>
          <table:table-cell office:value-type="float" office:value="241152" table:style-name="ce38">
            <text:p>241.152</text:p>
          </table:table-cell>
          <table:table-cell office:value-type="percentage" office:value="1" table:style-name="ce39">
            <text:p>100,0%</text:p>
          </table:table-cell>
          <table:table-cell office:value-type="float" office:value="289432" table:style-name="ce38">
            <text:p>289.432</text:p>
          </table:table-cell>
          <table:table-cell office:value-type="percentage" office:value="0.99886113431022705" table:style-name="ce39">
            <text:p>99,9%</text:p>
          </table:table-cell>
          <table:table-cell office:value-type="float" office:value="335968" table:style-name="ce38">
            <text:p>335.968</text:p>
          </table:table-cell>
          <table:table-cell office:value-type="percentage" office:value="0.96841122195735707" table:style-name="ce39">
            <text:p>96,8%</text:p>
          </table:table-cell>
          <table:table-cell office:value-type="float" office:value="377599" table:style-name="ce38">
            <text:p>377.599</text:p>
          </table:table-cell>
          <table:table-cell office:value-type="percentage" office:value="0.93030114144507492" table:style-name="ce39">
            <text:p>93,0%</text:p>
          </table:table-cell>
          <table:table-cell office:value-type="float" office:value="382273" table:style-name="ce38">
            <text:p>382.273</text:p>
          </table:table-cell>
          <table:table-cell office:value-type="percentage" office:value="0.86248846512236554" table:style-name="ce39">
            <text:p>86,2%</text:p>
          </table:table-cell>
          <table:table-cell office:value-type="float" office:value="142681" table:style-name="ce38">
            <text:p>142.681</text:p>
          </table:table-cell>
          <table:table-cell office:value-type="percentage" office:value="0.44117956265769553" table:style-name="ce39">
            <text:p>44,1%</text:p>
          </table:table-cell>
          <table:table-cell office:value-type="float" office:value="22327" table:style-name="ce38">
            <text:p>22.327</text:p>
          </table:table-cell>
          <table:table-cell office:value-type="percentage" office:value="9.6661630177373892E-2" table:style-name="ce39">
            <text:p>9,7%</text:p>
          </table:table-cell>
          <table:table-cell office:value-type="float" office:value="624" table:style-name="ce38">
            <text:p>624</text:p>
          </table:table-cell>
          <table:table-cell office:value-type="percentage" office:value="3.4665318570944463E-3" table:style-name="ce39">
            <text:p>0,3%</text:p>
          </table:table-cell>
          <table:table-cell office:value-type="float" office:value="1792056" table:style-name="ce38">
            <text:p>1.792.056</text:p>
          </table:table-cell>
          <table:table-cell office:value-type="float" office:value="2454497" table:style-name="ce38">
            <text:p>2.454.497</text:p>
          </table:table-cell>
          <table:table-cell office:value-type="percentage" office:value="0.73011130182681017" table:style-name="ce39">
            <text:p>73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La Rioja</text:p>
          </table:table-cell>
          <table:table-cell office:value-type="float" office:value="23321" table:style-name="ce38">
            <text:p>23.321</text:p>
          </table:table-cell>
          <table:table-cell office:value-type="percentage" office:value="1" table:style-name="ce39">
            <text:p>100,0%</text:p>
          </table:table-cell>
          <table:table-cell office:value-type="float" office:value="28532" table:style-name="ce38">
            <text:p>28.532</text:p>
          </table:table-cell>
          <table:table-cell office:value-type="percentage" office:value="1" table:style-name="ce39">
            <text:p>100,0%</text:p>
          </table:table-cell>
          <table:table-cell office:value-type="float" office:value="36586" table:style-name="ce38">
            <text:p>36.586</text:p>
          </table:table-cell>
          <table:table-cell office:value-type="percentage" office:value="0.96998780423140141" table:style-name="ce39">
            <text:p>97,0%</text:p>
          </table:table-cell>
          <table:table-cell office:value-type="float" office:value="42908" table:style-name="ce38">
            <text:p>42.908</text:p>
          </table:table-cell>
          <table:table-cell office:value-type="percentage" office:value="0.9002181940248406" table:style-name="ce39">
            <text:p>90,0%</text:p>
          </table:table-cell>
          <table:table-cell office:value-type="float" office:value="42566" table:style-name="ce38">
            <text:p>42.566</text:p>
          </table:table-cell>
          <table:table-cell office:value-type="percentage" office:value="0.80393601148318128" table:style-name="ce39">
            <text:p>80,4%</text:p>
          </table:table-cell>
          <table:table-cell office:value-type="float" office:value="11474" table:style-name="ce38">
            <text:p>11.474</text:p>
          </table:table-cell>
          <table:table-cell office:value-type="percentage" office:value="0.291818204939088" table:style-name="ce39">
            <text:p>29,2%</text:p>
          </table:table-cell>
          <table:table-cell office:value-type="float" office:value="3793" table:style-name="ce38">
            <text:p>3.793</text:p>
          </table:table-cell>
          <table:table-cell office:value-type="percentage" office:value="0.12453214262262788" table:style-name="ce39">
            <text:p>12,5%</text:p>
          </table:table-cell>
          <table:table-cell office:value-type="float" office:value="297" table:style-name="ce38">
            <text:p>297</text:p>
          </table:table-cell>
          <table:table-cell office:value-type="percentage" office:value="1.1632461225129249E-2" table:style-name="ce39">
            <text:p>1,2%</text:p>
          </table:table-cell>
          <table:table-cell office:value-type="float" office:value="189477" table:style-name="ce38">
            <text:p>189.477</text:p>
          </table:table-cell>
          <table:table-cell office:value-type="float" office:value="283970" table:style-name="ce38">
            <text:p>283.970</text:p>
          </table:table-cell>
          <table:table-cell office:value-type="percentage" office:value="0.66724301862872837" table:style-name="ce39">
            <text:p>66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adrid</text:p>
          </table:table-cell>
          <table:table-cell office:value-type="float" office:value="371986" table:style-name="ce38">
            <text:p>371.986</text:p>
          </table:table-cell>
          <table:table-cell office:value-type="percentage" office:value="1" table:style-name="ce39">
            <text:p>100,0%</text:p>
          </table:table-cell>
          <table:table-cell office:value-type="float" office:value="506975" table:style-name="ce38">
            <text:p>506.975</text:p>
          </table:table-cell>
          <table:table-cell office:value-type="percentage" office:value="0.96368239871806816" table:style-name="ce39">
            <text:p>96,4%</text:p>
          </table:table-cell>
          <table:table-cell office:value-type="float" office:value="671041" table:style-name="ce38">
            <text:p>671.041</text:p>
          </table:table-cell>
          <table:table-cell office:value-type="percentage" office:value="0.95410074745173978" table:style-name="ce39">
            <text:p>95,4%</text:p>
          </table:table-cell>
          <table:table-cell office:value-type="float" office:value="894332" table:style-name="ce38">
            <text:p>894.332</text:p>
          </table:table-cell>
          <table:table-cell office:value-type="percentage" office:value="0.9193540594356604" table:style-name="ce39">
            <text:p>91,9%</text:p>
          </table:table-cell>
          <table:table-cell office:value-type="float" office:value="884564" table:style-name="ce38">
            <text:p>884.564</text:p>
          </table:table-cell>
          <table:table-cell office:value-type="percentage" office:value="0.75865008649443255" table:style-name="ce39">
            <text:p>75,9%</text:p>
          </table:table-cell>
          <table:table-cell office:value-type="float" office:value="481694" table:style-name="ce38">
            <text:p>481.694</text:p>
          </table:table-cell>
          <table:table-cell office:value-type="percentage" office:value="0.50723853249652495" table:style-name="ce39">
            <text:p>50,7%</text:p>
          </table:table-cell>
          <table:table-cell office:value-type="float" office:value="206253" table:style-name="ce38">
            <text:p>206.253</text:p>
          </table:table-cell>
          <table:table-cell office:value-type="percentage" office:value="0.27779117141991311" table:style-name="ce39">
            <text:p>27,8%</text:p>
          </table:table-cell>
          <table:table-cell office:value-type="float" office:value="18832" table:style-name="ce38">
            <text:p>18.832</text:p>
          </table:table-cell>
          <table:table-cell office:value-type="percentage" office:value="3.4020905369420928E-2" table:style-name="ce39">
            <text:p>3,4%</text:p>
          </table:table-cell>
          <table:table-cell office:value-type="float" office:value="4035677" table:style-name="ce38">
            <text:p>4.035.677</text:p>
          </table:table-cell>
          <table:table-cell office:value-type="float" office:value="5977937" table:style-name="ce38">
            <text:p>5.977.937</text:p>
          </table:table-cell>
          <table:table-cell office:value-type="percentage" office:value="0.67509527116127188" table:style-name="ce39">
            <text:p>67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urcia</text:p>
          </table:table-cell>
          <table:table-cell office:value-type="float" office:value="73510" table:style-name="ce38">
            <text:p>73.510</text:p>
          </table:table-cell>
          <table:table-cell office:value-type="percentage" office:value="1" table:style-name="ce39">
            <text:p>100,0%</text:p>
          </table:table-cell>
          <table:table-cell office:value-type="float" office:value="101965" table:style-name="ce38">
            <text:p>101.965</text:p>
          </table:table-cell>
          <table:table-cell office:value-type="percentage" office:value="0.99092313822291767" table:style-name="ce39">
            <text:p>99,1%</text:p>
          </table:table-cell>
          <table:table-cell office:value-type="float" office:value="140583" table:style-name="ce38">
            <text:p>140.583</text:p>
          </table:table-cell>
          <table:table-cell office:value-type="percentage" office:value="0.95693932978918927" table:style-name="ce39">
            <text:p>95,7%</text:p>
          </table:table-cell>
          <table:table-cell office:value-type="float" office:value="197115" table:style-name="ce38">
            <text:p>197.115</text:p>
          </table:table-cell>
          <table:table-cell office:value-type="percentage" office:value="0.92431162546423074" table:style-name="ce39">
            <text:p>92,4%</text:p>
          </table:table-cell>
          <table:table-cell office:value-type="float" office:value="209635" table:style-name="ce38">
            <text:p>209.635</text:p>
          </table:table-cell>
          <table:table-cell office:value-type="percentage" office:value="0.82482481300928168" table:style-name="ce39">
            <text:p>82,5%</text:p>
          </table:table-cell>
          <table:table-cell office:value-type="float" office:value="117184" table:style-name="ce38">
            <text:p>117.184</text:p>
          </table:table-cell>
          <table:table-cell office:value-type="percentage" office:value="0.56068094716343786" table:style-name="ce39">
            <text:p>56,1%</text:p>
          </table:table-cell>
          <table:table-cell office:value-type="float" office:value="22756" table:style-name="ce38">
            <text:p>22.756</text:p>
          </table:table-cell>
          <table:table-cell office:value-type="percentage" office:value="0.13211183874413637" table:style-name="ce39">
            <text:p>13,2%</text:p>
          </table:table-cell>
          <table:table-cell office:value-type="float" office:value="1313" table:style-name="ce38">
            <text:p>1.313</text:p>
          </table:table-cell>
          <table:table-cell office:value-type="percentage" office:value="9.2533863306411834E-3" table:style-name="ce39">
            <text:p>0,9%</text:p>
          </table:table-cell>
          <table:table-cell office:value-type="float" office:value="864061" table:style-name="ce38">
            <text:p>864.061</text:p>
          </table:table-cell>
          <table:table-cell office:value-type="float" office:value="1310137" table:style-name="ce38">
            <text:p>1.310.137</text:p>
          </table:table-cell>
          <table:table-cell office:value-type="percentage" office:value="0.65951957696027208" table:style-name="ce39">
            <text:p>66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Navarra</text:p>
          </table:table-cell>
          <table:table-cell office:value-type="float" office:value="42394" table:style-name="ce38">
            <text:p>42.394</text:p>
          </table:table-cell>
          <table:table-cell office:value-type="percentage" office:value="1" table:style-name="ce39">
            <text:p>100,0%</text:p>
          </table:table-cell>
          <table:table-cell office:value-type="float" office:value="55675" table:style-name="ce38">
            <text:p>55.675</text:p>
          </table:table-cell>
          <table:table-cell office:value-type="percentage" office:value="0.99790292515055923" table:style-name="ce39">
            <text:p>99,8%</text:p>
          </table:table-cell>
          <table:table-cell office:value-type="float" office:value="69781" table:style-name="ce38">
            <text:p>69.781</text:p>
          </table:table-cell>
          <table:table-cell office:value-type="percentage" office:value="0.94497860354260332" table:style-name="ce39">
            <text:p>94,5%</text:p>
          </table:table-cell>
          <table:table-cell office:value-type="float" office:value="88032" table:style-name="ce38">
            <text:p>88.032</text:p>
          </table:table-cell>
          <table:table-cell office:value-type="percentage" office:value="0.9104184334084845" table:style-name="ce39">
            <text:p>91,0%</text:p>
          </table:table-cell>
          <table:table-cell office:value-type="float" office:value="88972" table:style-name="ce38">
            <text:p>88.972</text:p>
          </table:table-cell>
          <table:table-cell office:value-type="percentage" office:value="0.82379955926742099" table:style-name="ce39">
            <text:p>82,4%</text:p>
          </table:table-cell>
          <table:table-cell office:value-type="float" office:value="47108" table:style-name="ce38">
            <text:p>47.108</text:p>
          </table:table-cell>
          <table:table-cell office:value-type="percentage" office:value="0.57914213004511872" table:style-name="ce39">
            <text:p>57,9%</text:p>
          </table:table-cell>
          <table:table-cell office:value-type="float" office:value="18395" table:style-name="ce38">
            <text:p>18.395</text:p>
          </table:table-cell>
          <table:table-cell office:value-type="percentage" office:value="0.27001042171239009" table:style-name="ce39">
            <text:p>27,0%</text:p>
          </table:table-cell>
          <table:table-cell office:value-type="float" office:value="1875" table:style-name="ce38">
            <text:p>1.875</text:p>
          </table:table-cell>
          <table:table-cell office:value-type="percentage" office:value="3.3251755692700571E-2" table:style-name="ce39">
            <text:p>3,3%</text:p>
          </table:table-cell>
          <table:table-cell office:value-type="float" office:value="412232" table:style-name="ce38">
            <text:p>412.232</text:p>
          </table:table-cell>
          <table:table-cell office:value-type="float" office:value="581354" table:style-name="ce38">
            <text:p>581.354</text:p>
          </table:table-cell>
          <table:table-cell office:value-type="percentage" office:value="0.70908947044313797" table:style-name="ce39">
            <text:p>70,9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País Vasco</text:p>
          </table:table-cell>
          <table:table-cell office:value-type="float" office:value="163624" table:style-name="ce38">
            <text:p>163.624</text:p>
          </table:table-cell>
          <table:table-cell office:value-type="percentage" office:value="1" table:style-name="ce39">
            <text:p>100,0%</text:p>
          </table:table-cell>
          <table:table-cell office:value-type="float" office:value="212810" table:style-name="ce38">
            <text:p>212.810</text:p>
          </table:table-cell>
          <table:table-cell office:value-type="percentage" office:value="0.99872818317916656" table:style-name="ce39">
            <text:p>99,9%</text:p>
          </table:table-cell>
          <table:table-cell office:value-type="float" office:value="272923" table:style-name="ce38">
            <text:p>272.923</text:p>
          </table:table-cell>
          <table:table-cell office:value-type="percentage" office:value="0.97431091785990953" table:style-name="ce39">
            <text:p>97,4%</text:p>
          </table:table-cell>
          <table:table-cell office:value-type="float" office:value="308411" table:style-name="ce38">
            <text:p>308.411</text:p>
          </table:table-cell>
          <table:table-cell office:value-type="percentage" office:value="0.90715254267200429" table:style-name="ce39">
            <text:p>90,7%</text:p>
          </table:table-cell>
          <table:table-cell office:value-type="float" office:value="294434" table:style-name="ce38">
            <text:p>294.434</text:p>
          </table:table-cell>
          <table:table-cell office:value-type="percentage" office:value="0.81305487210500005" table:style-name="ce39">
            <text:p>81,3%</text:p>
          </table:table-cell>
          <table:table-cell office:value-type="float" office:value="135473" table:style-name="ce38">
            <text:p>135.473</text:p>
          </table:table-cell>
          <table:table-cell office:value-type="percentage" office:value="0.51996407502792241" table:style-name="ce39">
            <text:p>52,0%</text:p>
          </table:table-cell>
          <table:table-cell office:value-type="float" office:value="33938" table:style-name="ce38">
            <text:p>33.938</text:p>
          </table:table-cell>
          <table:table-cell office:value-type="percentage" office:value="0.16839838439171553" table:style-name="ce39">
            <text:p>16,8%</text:p>
          </table:table-cell>
          <table:table-cell office:value-type="float" office:value="3043" table:style-name="ce38">
            <text:p>3.043</text:p>
          </table:table-cell>
          <table:table-cell office:value-type="percentage" office:value="1.8047993547086107E-2" table:style-name="ce39">
            <text:p>1,8%</text:p>
          </table:table-cell>
          <table:table-cell office:value-type="float" office:value="1424656" table:style-name="ce38">
            <text:p>1.424.656</text:p>
          </table:table-cell>
          <table:table-cell office:value-type="float" office:value="1983943" table:style-name="ce38">
            <text:p>1.983.943</text:p>
          </table:table-cell>
          <table:table-cell office:value-type="percentage" office:value="0.71809321134730186" table:style-name="ce39">
            <text:p>71,8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Ceuta</text:p>
          </table:table-cell>
          <table:table-cell office:value-type="float" office:value="2372" table:style-name="ce38">
            <text:p>2.372</text:p>
          </table:table-cell>
          <table:table-cell office:value-type="percentage" office:value="0.91055662188099806" table:style-name="ce39">
            <text:p>91,1%</text:p>
          </table:table-cell>
          <table:table-cell office:value-type="float" office:value="3813" table:style-name="ce38">
            <text:p>3.813</text:p>
          </table:table-cell>
          <table:table-cell office:value-type="percentage" office:value="0.88304770727188509" table:style-name="ce39">
            <text:p>88,3%</text:p>
          </table:table-cell>
          <table:table-cell office:value-type="float" office:value="7275" table:style-name="ce38">
            <text:p>7.275</text:p>
          </table:table-cell>
          <table:table-cell office:value-type="percentage" office:value="0.92592592592592593" table:style-name="ce39">
            <text:p>92,6%</text:p>
          </table:table-cell>
          <table:table-cell office:value-type="float" office:value="9726" table:style-name="ce38">
            <text:p>9.726</text:p>
          </table:table-cell>
          <table:table-cell office:value-type="percentage" office:value="0.8416407061266874" table:style-name="ce39">
            <text:p>84,2%</text:p>
          </table:table-cell>
          <table:table-cell office:value-type="float" office:value="9777" table:style-name="ce38">
            <text:p>9.777</text:p>
          </table:table-cell>
          <table:table-cell office:value-type="percentage" office:value="0.77337446606549598" table:style-name="ce39">
            <text:p>77,3%</text:p>
          </table:table-cell>
          <table:table-cell office:value-type="float" office:value="7357" table:style-name="ce38">
            <text:p>7.357</text:p>
          </table:table-cell>
          <table:table-cell office:value-type="percentage" office:value="0.61854716663864129" table:style-name="ce39">
            <text:p>61,9%</text:p>
          </table:table-cell>
          <table:table-cell office:value-type="float" office:value="6312" table:style-name="ce38">
            <text:p>6.312</text:p>
          </table:table-cell>
          <table:table-cell office:value-type="percentage" office:value="0.57554481626698273" table:style-name="ce39">
            <text:p>57,6%</text:p>
          </table:table-cell>
          <table:table-cell office:value-type="float" office:value="2640" table:style-name="ce38">
            <text:p>2.640</text:p>
          </table:table-cell>
          <table:table-cell office:value-type="percentage" office:value="0.28928336620644313" table:style-name="ce39">
            <text:p>28,9%</text:p>
          </table:table-cell>
          <table:table-cell office:value-type="float" office:value="49272" table:style-name="ce38">
            <text:p>49.272</text:p>
          </table:table-cell>
          <table:table-cell office:value-type="float" office:value="70965" table:style-name="ce38">
            <text:p>70.965</text:p>
          </table:table-cell>
          <table:table-cell office:value-type="percentage" office:value="0.69431409849926018" table:style-name="ce39">
            <text:p>69,4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Melilla</text:p>
          </table:table-cell>
          <table:table-cell office:value-type="float" office:value="1977" table:style-name="ce38">
            <text:p>1.977</text:p>
          </table:table-cell>
          <table:table-cell office:value-type="percentage" office:value="0.84163473818646228" table:style-name="ce39">
            <text:p>84,2%</text:p>
          </table:table-cell>
          <table:table-cell office:value-type="float" office:value="3251" table:style-name="ce38">
            <text:p>3.251</text:p>
          </table:table-cell>
          <table:table-cell office:value-type="percentage" office:value="0.86739594450373536" table:style-name="ce39">
            <text:p>86,7%</text:p>
          </table:table-cell>
          <table:table-cell office:value-type="float" office:value="6851" table:style-name="ce38">
            <text:p>6.851</text:p>
          </table:table-cell>
          <table:table-cell office:value-type="percentage" office:value="0.87530343682125977" table:style-name="ce39">
            <text:p>87,5%</text:p>
          </table:table-cell>
          <table:table-cell office:value-type="float" office:value="9154" table:style-name="ce38">
            <text:p>9.154</text:p>
          </table:table-cell>
          <table:table-cell office:value-type="percentage" office:value="0.81016019116735993" table:style-name="ce39">
            <text:p>81,0%</text:p>
          </table:table-cell>
          <table:table-cell office:value-type="float" office:value="9260" table:style-name="ce38">
            <text:p>9.260</text:p>
          </table:table-cell>
          <table:table-cell office:value-type="percentage" office:value="0.77153807698716881" table:style-name="ce39">
            <text:p>77,2%</text:p>
          </table:table-cell>
          <table:table-cell office:value-type="float" office:value="7358" table:style-name="ce38">
            <text:p>7.358</text:p>
          </table:table-cell>
          <table:table-cell office:value-type="percentage" office:value="0.60644523201186851" table:style-name="ce39">
            <text:p>60,6%</text:p>
          </table:table-cell>
          <table:table-cell office:value-type="float" office:value="6512" table:style-name="ce38">
            <text:p>6.512</text:p>
          </table:table-cell>
          <table:table-cell office:value-type="percentage" office:value="0.54289287203001246" table:style-name="ce39">
            <text:p>54,3%</text:p>
          </table:table-cell>
          <table:table-cell office:value-type="float" office:value="2797" table:style-name="ce38">
            <text:p>2.797</text:p>
          </table:table-cell>
          <table:table-cell office:value-type="percentage" office:value="0.29214539377480675" table:style-name="ce39">
            <text:p>29,2%</text:p>
          </table:table-cell>
          <table:table-cell office:value-type="float" office:value="47160" table:style-name="ce38">
            <text:p>47.160</text:p>
          </table:table-cell>
          <table:table-cell office:value-type="float" office:value="70927" table:style-name="ce38">
            <text:p>70.927</text:p>
          </table:table-cell>
          <table:table-cell office:value-type="percentage" office:value="0.66490899093434097" table:style-name="ce39">
            <text:p>66,5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Fuerzas Armadas</text:p>
          </table:table-cell>
          <table:table-cell office:value-type="float" office:value="32" table:style-name="ce38">
            <text:p>32</text:p>
          </table:table-cell>
          <table:table-cell office:value-type="string" table:style-name="ce39">
            <text:p>-</text:p>
          </table:table-cell>
          <table:table-cell office:value-type="float" office:value="17" table:style-name="ce38">
            <text:p>17</text:p>
          </table:table-cell>
          <table:table-cell office:value-type="string" table:style-name="ce39">
            <text:p>-</text:p>
          </table:table-cell>
          <table:table-cell office:value-type="float" office:value="3457" table:style-name="ce38">
            <text:p>3.457</text:p>
          </table:table-cell>
          <table:table-cell office:value-type="string" table:style-name="ce39">
            <text:p>-</text:p>
          </table:table-cell>
          <table:table-cell office:value-type="float" office:value="9299" table:style-name="ce38">
            <text:p>9.299</text:p>
          </table:table-cell>
          <table:table-cell office:value-type="string" table:style-name="ce39">
            <text:p>-</text:p>
          </table:table-cell>
          <table:table-cell office:value-type="float" office:value="21172" table:style-name="ce38">
            <text:p>21.172</text:p>
          </table:table-cell>
          <table:table-cell office:value-type="string" table:style-name="ce39">
            <text:p>-</text:p>
          </table:table-cell>
          <table:table-cell office:value-type="float" office:value="29735" table:style-name="ce38">
            <text:p>29.735</text:p>
          </table:table-cell>
          <table:table-cell office:value-type="string" table:style-name="ce39">
            <text:p>-</text:p>
          </table:table-cell>
          <table:table-cell office:value-type="float" office:value="22862" table:style-name="ce38">
            <text:p>22.862</text:p>
          </table:table-cell>
          <table:table-cell office:value-type="string" table:style-name="ce39">
            <text:p>-</text:p>
          </table:table-cell>
          <table:table-cell office:value-type="float" office:value="914" table:style-name="ce38">
            <text:p>914</text:p>
          </table:table-cell>
          <table:table-cell office:value-type="string" table:style-name="ce39">
            <text:p>-</text:p>
          </table:table-cell>
          <table:table-cell office:value-type="float" office:value="87488" table:style-name="ce38">
            <text:p>87.488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40">
            <text:p>Sanidad Exterior</text:p>
          </table:table-cell>
          <table:table-cell office:value-type="float" office:value="15" table:style-name="ce41">
            <text:p>15</text:p>
          </table:table-cell>
          <table:table-cell office:value-type="string" table:style-name="ce42">
            <text:p>-</text:p>
          </table:table-cell>
          <table:table-cell office:value-type="float" office:value="19" table:style-name="ce41">
            <text:p>19</text:p>
          </table:table-cell>
          <table:table-cell office:value-type="string" table:style-name="ce42">
            <text:p>-</text:p>
          </table:table-cell>
          <table:table-cell office:value-type="float" office:value="106" table:style-name="ce41">
            <text:p>106</text:p>
          </table:table-cell>
          <table:table-cell office:value-type="string" table:style-name="ce42">
            <text:p>-</text:p>
          </table:table-cell>
          <table:table-cell office:value-type="float" office:value="344" table:style-name="ce41">
            <text:p>344</text:p>
          </table:table-cell>
          <table:table-cell office:value-type="string" table:style-name="ce42">
            <text:p>-</text:p>
          </table:table-cell>
          <table:table-cell office:value-type="float" office:value="654" table:style-name="ce41">
            <text:p>654</text:p>
          </table:table-cell>
          <table:table-cell office:value-type="string" table:style-name="ce42">
            <text:p>-</text:p>
          </table:table-cell>
          <table:table-cell office:value-type="float" office:value="699" table:style-name="ce41">
            <text:p>699</text:p>
          </table:table-cell>
          <table:table-cell office:value-type="string" table:style-name="ce42">
            <text:p>-</text:p>
          </table:table-cell>
          <table:table-cell office:value-type="float" office:value="551" table:style-name="ce41">
            <text:p>551</text:p>
          </table:table-cell>
          <table:table-cell office:value-type="string" table:style-name="ce42">
            <text:p>-</text:p>
          </table:table-cell>
          <table:table-cell office:value-type="float" office:value="42" table:style-name="ce41">
            <text:p>42</text:p>
          </table:table-cell>
          <table:table-cell office:value-type="string" table:style-name="ce42">
            <text:p>-</text:p>
          </table:table-cell>
          <table:table-cell office:value-type="float" office:value="2430" table:style-name="ce41">
            <text:p>2.430</text:p>
          </table:table-cell>
          <table:table-cell office:value-type="string" table:style-name="ce41">
            <text:p>-</text:p>
          </table:table-cell>
          <table:table-cell office:value-type="string" table:style-name="ce42">
            <text:p>-</text:p>
          </table:table-cell>
          <table:table-cell table:number-columns-repeated="25" table:style-name="ce21"/>
          <table:table-cell table:number-columns-repeated="16339" table:style-name="ce43"/>
        </table:table-row>
        <table:table-row table:style-name="ro8">
          <table:table-cell office:value-type="string" table:style-name="ce44">
            <text:p>Total España</text:p>
          </table:table-cell>
          <table:table-cell office:value-type="float" office:value="2922725" table:style-name="ce45">
            <text:p>2.922.725</text:p>
          </table:table-cell>
          <table:table-cell office:value-type="percentage" office:value="1" table:style-name="ce46">
            <text:p>100,0%</text:p>
          </table:table-cell>
          <table:table-cell office:value-type="float" office:value="3911754" table:style-name="ce45">
            <text:p>3.911.754</text:p>
          </table:table-cell>
          <table:table-cell office:value-type="percentage" office:value="0.9878054416048303" table:style-name="ce46">
            <text:p>98,8%</text:p>
          </table:table-cell>
          <table:table-cell office:value-type="float" office:value="5104080" table:style-name="ce45">
            <text:p>5.104.080</text:p>
          </table:table-cell>
          <table:table-cell office:value-type="percentage" office:value="0.95636001293614037" table:style-name="ce46">
            <text:p>95,6%</text:p>
          </table:table-cell>
          <table:table-cell office:value-type="float" office:value="6358043" table:style-name="ce45">
            <text:p>6.358.043</text:p>
          </table:table-cell>
          <table:table-cell office:value-type="percentage" office:value="0.9039906695371992" table:style-name="ce46">
            <text:p>90,4%</text:p>
          </table:table-cell>
          <table:table-cell office:value-type="float" office:value="6278266" table:style-name="ce45">
            <text:p>6.278.266</text:p>
          </table:table-cell>
          <table:table-cell office:value-type="percentage" office:value="0.79554931949708918" table:style-name="ce46">
            <text:p>79,6%</text:p>
          </table:table-cell>
          <table:table-cell office:value-type="float" office:value="3142913" table:style-name="ce45">
            <text:p>3.142.913</text:p>
          </table:table-cell>
          <table:table-cell office:value-type="percentage" office:value="0.50444778612234231" table:style-name="ce46">
            <text:p>50,4%</text:p>
          </table:table-cell>
          <table:table-cell office:value-type="float" office:value="1157363" table:style-name="ce45">
            <text:p>1.157.363</text:p>
          </table:table-cell>
          <table:table-cell office:value-type="percentage" office:value="0.23406415836137717" table:style-name="ce46">
            <text:p>23,4%</text:p>
          </table:table-cell>
          <table:table-cell office:value-type="float" office:value="158232" table:style-name="ce45">
            <text:p>158.232</text:p>
          </table:table-cell>
          <table:table-cell office:value-type="percentage" office:value="4.0690351445192542E-2" table:style-name="ce46">
            <text:p>4,1%</text:p>
          </table:table-cell>
          <table:table-cell office:value-type="float" office:value="29033376" table:style-name="ce45">
            <text:p>29.033.376</text:p>
          </table:table-cell>
          <table:table-cell office:value-type="float" office:value="42119827" table:style-name="ce45">
            <text:p>42.119.827</text:p>
          </table:table-cell>
          <table:table-cell office:value-type="percentage" office:value="0.68930425568936926" table:style-name="ce46">
            <text:p>68,9%</text:p>
          </table:table-cell>
          <table:table-cell table:number-columns-repeated="16364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7"/>
          <table:table-cell table:style-name="ce21"/>
          <table:table-cell table:style-name="ce47"/>
          <table:table-cell table:style-name="ce43"/>
          <table:table-cell table:style-name="ce47"/>
          <table:table-cell table:style-name="ce21"/>
          <table:table-cell table:style-name="ce47"/>
          <table:table-cell table:number-columns-repeated="2" table:style-name="ce21"/>
          <table:table-cell table:style-name="ce47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43"/>
        <table:table-column table:style-name="co4" table:default-cell-style-name="ce47"/>
        <table:table-column table:style-name="co4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4" table:default-cell-style-name="ce47"/>
        <table:table-column table:style-name="co4" table:number-columns-repeated="3" table:default-cell-style-name="ce21"/>
        <table:table-column table:style-name="co3" table:number-columns-repeated="20" table:default-cell-style-name="ce21"/>
        <table:table-column table:style-name="co4" table:number-columns-repeated="16343" table:default-cell-style-name="ce21"/>
        <table:table-row table:style-name="ro1">
          <table:table-cell table:style-name="ce28"/>
          <table:table-cell office:value-type="string" table:style-name="ce29">
            <text:p>Personas pauta completa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30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20-2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12-19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pauta completa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pauta completa sobre Población a Vacunar INE</text:p>
          </table:table-cell>
          <table:table-cell table:number-columns-repeated="16364" table:style-name="ce33"/>
        </table:table-row>
        <table:table-row table:style-name="ro5">
          <table:table-cell office:value-type="string" table:style-name="ce34">
            <text:p>Andalucía</text:p>
          </table:table-cell>
          <table:table-cell office:value-type="float" office:value="424891" table:style-name="ce35">
            <text:p>424.891</text:p>
          </table:table-cell>
          <table:table-cell office:value-type="percentage" office:value="1" table:style-name="ce36">
            <text:p>100,0%</text:p>
          </table:table-cell>
          <table:table-cell office:value-type="float" office:value="641661" table:style-name="ce35">
            <text:p>641.661</text:p>
          </table:table-cell>
          <table:table-cell office:value-type="percentage" office:value="0.98659247425739682" table:style-name="ce36">
            <text:p>98,7%</text:p>
          </table:table-cell>
          <table:table-cell office:value-type="float" office:value="687764" table:style-name="ce35">
            <text:p>687.764</text:p>
          </table:table-cell>
          <table:table-cell office:value-type="percentage" office:value="0.75071358635677465" table:style-name="ce36">
            <text:p>75,1%</text:p>
          </table:table-cell>
          <table:table-cell office:value-type="float" office:value="1066144" table:style-name="ce35">
            <text:p>1.066.144</text:p>
          </table:table-cell>
          <table:table-cell office:value-type="percentage" office:value="0.84278759008743731" table:style-name="ce36">
            <text:p>84,3%</text:p>
          </table:table-cell>
          <table:table-cell office:value-type="float" office:value="928107" table:style-name="ce35">
            <text:p>928.107</text:p>
          </table:table-cell>
          <table:table-cell office:value-type="percentage" office:value="0.67005820459543397" table:style-name="ce36">
            <text:p>67,0%</text:p>
          </table:table-cell>
          <table:table-cell office:value-type="float" office:value="248752" table:style-name="ce35">
            <text:p>248.752</text:p>
          </table:table-cell>
          <table:table-cell office:value-type="percentage" office:value="0.21816198144739116" table:style-name="ce36">
            <text:p>21,8%</text:p>
          </table:table-cell>
          <table:table-cell office:value-type="float" office:value="101209" table:style-name="ce35">
            <text:p>101.209</text:p>
          </table:table-cell>
          <table:table-cell office:value-type="percentage" office:value="0.10898250404879226" table:style-name="ce36">
            <text:p>10,9%</text:p>
          </table:table-cell>
          <table:table-cell office:value-type="float" office:value="5125" table:style-name="ce35">
            <text:p>5.125</text:p>
          </table:table-cell>
          <table:table-cell office:value-type="percentage" office:value="6.8069495966965373E-3" table:style-name="ce36">
            <text:p>0,7%</text:p>
          </table:table-cell>
          <table:table-cell office:value-type="float" office:value="4103653" table:style-name="ce35">
            <text:p>4.103.653</text:p>
          </table:table-cell>
          <table:table-cell office:value-type="float" office:value="7451975" table:style-name="ce35">
            <text:p>7.451.975</text:p>
          </table:table-cell>
          <table:table-cell office:value-type="percentage" office:value="0.55067992042378022" table:style-name="ce36">
            <text:p>55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ragón</text:p>
          </table:table-cell>
          <table:table-cell office:value-type="float" office:value="99132" table:style-name="ce38">
            <text:p>99.132</text:p>
          </table:table-cell>
          <table:table-cell office:value-type="percentage" office:value="1" table:style-name="ce39">
            <text:p>100,0%</text:p>
          </table:table-cell>
          <table:table-cell office:value-type="float" office:value="117219" table:style-name="ce38">
            <text:p>117.219</text:p>
          </table:table-cell>
          <table:table-cell office:value-type="percentage" office:value="0.98540624605943428" table:style-name="ce39">
            <text:p>98,5%</text:p>
          </table:table-cell>
          <table:table-cell office:value-type="float" office:value="100793" table:style-name="ce38">
            <text:p>100.793</text:p>
          </table:table-cell>
          <table:table-cell office:value-type="percentage" office:value="0.64459252911419929" table:style-name="ce39">
            <text:p>64,5%</text:p>
          </table:table-cell>
          <table:table-cell office:value-type="float" office:value="170318" table:style-name="ce38">
            <text:p>170.318</text:p>
          </table:table-cell>
          <table:table-cell office:value-type="percentage" office:value="0.85903785823086154" table:style-name="ce39">
            <text:p>85,9%</text:p>
          </table:table-cell>
          <table:table-cell office:value-type="float" office:value="141120" table:style-name="ce38">
            <text:p>141.120</text:p>
          </table:table-cell>
          <table:table-cell office:value-type="percentage" office:value="0.6565461540966675" table:style-name="ce39">
            <text:p>65,7%</text:p>
          </table:table-cell>
          <table:table-cell office:value-type="float" office:value="31211" table:style-name="ce38">
            <text:p>31.211</text:p>
          </table:table-cell>
          <table:table-cell office:value-type="percentage" office:value="0.18997966960057461" table:style-name="ce39">
            <text:p>19,0%</text:p>
          </table:table-cell>
          <table:table-cell office:value-type="float" office:value="22150" table:style-name="ce38">
            <text:p>22.150</text:p>
          </table:table-cell>
          <table:table-cell office:value-type="percentage" office:value="0.16986066057775631" table:style-name="ce39">
            <text:p>17,0%</text:p>
          </table:table-cell>
          <table:table-cell office:value-type="float" office:value="4774" table:style-name="ce38">
            <text:p>4.774</text:p>
          </table:table-cell>
          <table:table-cell office:value-type="percentage" office:value="4.630051692868712E-2" table:style-name="ce39">
            <text:p>4,6%</text:p>
          </table:table-cell>
          <table:table-cell office:value-type="float" office:value="686717" table:style-name="ce38">
            <text:p>686.717</text:p>
          </table:table-cell>
          <table:table-cell office:value-type="float" office:value="1185134" table:style-name="ce38">
            <text:p>1.185.134</text:p>
          </table:table-cell>
          <table:table-cell office:value-type="percentage" office:value="0.57944249342268472" table:style-name="ce39">
            <text:p>57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sturias<text:s/></text:p>
          </table:table-cell>
          <table:table-cell office:value-type="float" office:value="87388" table:style-name="ce38">
            <text:p>87.388</text:p>
          </table:table-cell>
          <table:table-cell office:value-type="percentage" office:value="0.99501286634937258" table:style-name="ce39">
            <text:p>99,5%</text:p>
          </table:table-cell>
          <table:table-cell office:value-type="float" office:value="112416" table:style-name="ce38">
            <text:p>112.416</text:p>
          </table:table-cell>
          <table:table-cell office:value-type="percentage" office:value="1" table:style-name="ce39">
            <text:p>100,0%</text:p>
          </table:table-cell>
          <table:table-cell office:value-type="float" office:value="111054" table:style-name="ce38">
            <text:p>111.054</text:p>
          </table:table-cell>
          <table:table-cell office:value-type="percentage" office:value="0.74208162938016198" table:style-name="ce39">
            <text:p>74,2%</text:p>
          </table:table-cell>
          <table:table-cell office:value-type="float" office:value="141946" table:style-name="ce38">
            <text:p>141.946</text:p>
          </table:table-cell>
          <table:table-cell office:value-type="percentage" office:value="0.87273509791263182" table:style-name="ce39">
            <text:p>87,3%</text:p>
          </table:table-cell>
          <table:table-cell office:value-type="float" office:value="123902" table:style-name="ce38">
            <text:p>123.902</text:p>
          </table:table-cell>
          <table:table-cell office:value-type="percentage" office:value="0.74195924380063838" table:style-name="ce39">
            <text:p>74,2%</text:p>
          </table:table-cell>
          <table:table-cell office:value-type="float" office:value="30745" table:style-name="ce38">
            <text:p>30.745</text:p>
          </table:table-cell>
          <table:table-cell office:value-type="percentage" office:value="0.26863024351032322" table:style-name="ce39">
            <text:p>26,9%</text:p>
          </table:table-cell>
          <table:table-cell office:value-type="float" office:value="10077" table:style-name="ce38">
            <text:p>10.077</text:p>
          </table:table-cell>
          <table:table-cell office:value-type="percentage" office:value="0.12737798789043242" table:style-name="ce39">
            <text:p>12,7%</text:p>
          </table:table-cell>
          <table:table-cell office:value-type="float" office:value="560" table:style-name="ce38">
            <text:p>560</text:p>
          </table:table-cell>
          <table:table-cell office:value-type="percentage" office:value="8.7500000000000008E-3" table:style-name="ce39">
            <text:p>0,9%</text:p>
          </table:table-cell>
          <table:table-cell office:value-type="float" office:value="618088" table:style-name="ce38">
            <text:p>618.088</text:p>
          </table:table-cell>
          <table:table-cell office:value-type="float" office:value="933927" table:style-name="ce38">
            <text:p>933.927</text:p>
          </table:table-cell>
          <table:table-cell office:value-type="percentage" office:value="0.66181618049376445" table:style-name="ce39">
            <text:p>66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Baleares</text:p>
          </table:table-cell>
          <table:table-cell office:value-type="float" office:value="50124" table:style-name="ce38">
            <text:p>50.124</text:p>
          </table:table-cell>
          <table:table-cell office:value-type="percentage" office:value="1" table:style-name="ce39">
            <text:p>100,0%</text:p>
          </table:table-cell>
          <table:table-cell office:value-type="float" office:value="77129" table:style-name="ce38">
            <text:p>77.129</text:p>
          </table:table-cell>
          <table:table-cell office:value-type="percentage" office:value="0.95793382681703021" table:style-name="ce39">
            <text:p>95,8%</text:p>
          </table:table-cell>
          <table:table-cell office:value-type="float" office:value="79381" table:style-name="ce38">
            <text:p>79.381</text:p>
          </table:table-cell>
          <table:table-cell office:value-type="percentage" office:value="0.67713318149636192" table:style-name="ce39">
            <text:p>67,7%</text:p>
          </table:table-cell>
          <table:table-cell office:value-type="float" office:value="132742" table:style-name="ce38">
            <text:p>132.742</text:p>
          </table:table-cell>
          <table:table-cell office:value-type="percentage" office:value="0.8006296856999825" table:style-name="ce39">
            <text:p>80,1%</text:p>
          </table:table-cell>
          <table:table-cell office:value-type="float" office:value="130055" table:style-name="ce38">
            <text:p>130.055</text:p>
          </table:table-cell>
          <table:table-cell office:value-type="percentage" office:value="0.63080825718332267" table:style-name="ce39">
            <text:p>63,1%</text:p>
          </table:table-cell>
          <table:table-cell office:value-type="float" office:value="44594" table:style-name="ce38">
            <text:p>44.594</text:p>
          </table:table-cell>
          <table:table-cell office:value-type="percentage" office:value="0.2447704830750822" table:style-name="ce39">
            <text:p>24,5%</text:p>
          </table:table-cell>
          <table:table-cell office:value-type="float" office:value="14647" table:style-name="ce38">
            <text:p>14.647</text:p>
          </table:table-cell>
          <table:table-cell office:value-type="percentage" office:value="0.10618230850647374" table:style-name="ce39">
            <text:p>10,6%</text:p>
          </table:table-cell>
          <table:table-cell office:value-type="float" office:value="1456" table:style-name="ce38">
            <text:p>1.456</text:p>
          </table:table-cell>
          <table:table-cell office:value-type="percentage" office:value="1.5249266862170088E-2" table:style-name="ce39">
            <text:p>1,5%</text:p>
          </table:table-cell>
          <table:table-cell office:value-type="float" office:value="530128" table:style-name="ce38">
            <text:p>530.128</text:p>
          </table:table-cell>
          <table:table-cell office:value-type="float" office:value="1034867" table:style-name="ce38">
            <text:p>1.034.867</text:p>
          </table:table-cell>
          <table:table-cell office:value-type="percentage" office:value="0.51226679370392525" table:style-name="ce39">
            <text:p>51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arias</text:p>
          </table:table-cell>
          <table:table-cell office:value-type="float" office:value="89718" table:style-name="ce38">
            <text:p>89.718</text:p>
          </table:table-cell>
          <table:table-cell office:value-type="percentage" office:value="0.99425949731814356" table:style-name="ce39">
            <text:p>99,4%</text:p>
          </table:table-cell>
          <table:table-cell office:value-type="float" office:value="145450" table:style-name="ce38">
            <text:p>145.450</text:p>
          </table:table-cell>
          <table:table-cell office:value-type="percentage" office:value="0.94123509198801536" table:style-name="ce39">
            <text:p>94,1%</text:p>
          </table:table-cell>
          <table:table-cell office:value-type="float" office:value="151799" table:style-name="ce38">
            <text:p>151.799</text:p>
          </table:table-cell>
          <table:table-cell office:value-type="percentage" office:value="0.64570040664931172" table:style-name="ce39">
            <text:p>64,6%</text:p>
          </table:table-cell>
          <table:table-cell office:value-type="float" office:value="273834" table:style-name="ce38">
            <text:p>273.834</text:p>
          </table:table-cell>
          <table:table-cell office:value-type="percentage" office:value="0.78124001460720316" table:style-name="ce39">
            <text:p>78,1%</text:p>
          </table:table-cell>
          <table:table-cell office:value-type="float" office:value="214487" table:style-name="ce38">
            <text:p>214.487</text:p>
          </table:table-cell>
          <table:table-cell office:value-type="percentage" office:value="0.55290984832080514" table:style-name="ce39">
            <text:p>55,3%</text:p>
          </table:table-cell>
          <table:table-cell office:value-type="float" office:value="67708" table:style-name="ce38">
            <text:p>67.708</text:p>
          </table:table-cell>
          <table:table-cell office:value-type="percentage" office:value="0.21775682299137439" table:style-name="ce39">
            <text:p>21,8%</text:p>
          </table:table-cell>
          <table:table-cell office:value-type="float" office:value="26465" table:style-name="ce38">
            <text:p>26.465</text:p>
          </table:table-cell>
          <table:table-cell office:value-type="percentage" office:value="0.10512496623607735" table:style-name="ce39">
            <text:p>10,5%</text:p>
          </table:table-cell>
          <table:table-cell office:value-type="float" office:value="1142" table:style-name="ce38">
            <text:p>1.142</text:p>
          </table:table-cell>
          <table:table-cell office:value-type="percentage" office:value="6.3516076464012194E-3" table:style-name="ce39">
            <text:p>0,6%</text:p>
          </table:table-cell>
          <table:table-cell office:value-type="float" office:value="970603" table:style-name="ce38">
            <text:p>970.603</text:p>
          </table:table-cell>
          <table:table-cell office:value-type="float" office:value="1960774" table:style-name="ce38">
            <text:p>1.960.774</text:p>
          </table:table-cell>
          <table:table-cell office:value-type="percentage" office:value="0.49501013375330355" table:style-name="ce39">
            <text:p>49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tabria</text:p>
          </table:table-cell>
          <table:table-cell office:value-type="float" office:value="41712" table:style-name="ce38">
            <text:p>41.712</text:p>
          </table:table-cell>
          <table:table-cell office:value-type="percentage" office:value="1" table:style-name="ce39">
            <text:p>100,0%</text:p>
          </table:table-cell>
          <table:table-cell office:value-type="float" office:value="55299" table:style-name="ce38">
            <text:p>55.299</text:p>
          </table:table-cell>
          <table:table-cell office:value-type="percentage" office:value="1" table:style-name="ce39">
            <text:p>100,0%</text:p>
          </table:table-cell>
          <table:table-cell office:value-type="float" office:value="51761" table:style-name="ce38">
            <text:p>51.761</text:p>
          </table:table-cell>
          <table:table-cell office:value-type="percentage" office:value="0.66922231559893985" table:style-name="ce39">
            <text:p>66,9%</text:p>
          </table:table-cell>
          <table:table-cell office:value-type="float" office:value="75271" table:style-name="ce38">
            <text:p>75.271</text:p>
          </table:table-cell>
          <table:table-cell office:value-type="percentage" office:value="0.83667911609088075" table:style-name="ce39">
            <text:p>83,7%</text:p>
          </table:table-cell>
          <table:table-cell office:value-type="float" office:value="54025" table:style-name="ce38">
            <text:p>54.025</text:p>
          </table:table-cell>
          <table:table-cell office:value-type="percentage" office:value="0.55257801552639385" table:style-name="ce39">
            <text:p>55,3%</text:p>
          </table:table-cell>
          <table:table-cell office:value-type="float" office:value="9122" table:style-name="ce38">
            <text:p>9.122</text:p>
          </table:table-cell>
          <table:table-cell office:value-type="percentage" office:value="0.12943964355143103" table:style-name="ce39">
            <text:p>12,9%</text:p>
          </table:table-cell>
          <table:table-cell office:value-type="float" office:value="5087" table:style-name="ce38">
            <text:p>5.087</text:p>
          </table:table-cell>
          <table:table-cell office:value-type="percentage" office:value="0.10072270072270072" table:style-name="ce39">
            <text:p>10,1%</text:p>
          </table:table-cell>
          <table:table-cell office:value-type="float" office:value="172" table:style-name="ce38">
            <text:p>172</text:p>
          </table:table-cell>
          <table:table-cell office:value-type="percentage" office:value="3.9123808657279989E-3" table:style-name="ce39">
            <text:p>0,4%</text:p>
          </table:table-cell>
          <table:table-cell office:value-type="float" office:value="292449" table:style-name="ce38">
            <text:p>292.449</text:p>
          </table:table-cell>
          <table:table-cell office:value-type="float" office:value="524127" table:style-name="ce38">
            <text:p>524.127</text:p>
          </table:table-cell>
          <table:table-cell office:value-type="percentage" office:value="0.55797354457984416" table:style-name="ce39">
            <text:p>55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y Leon</text:p>
          </table:table-cell>
          <table:table-cell office:value-type="float" office:value="225681" table:style-name="ce38">
            <text:p>225.681</text:p>
          </table:table-cell>
          <table:table-cell office:value-type="percentage" office:value="1" table:style-name="ce39">
            <text:p>100,0%</text:p>
          </table:table-cell>
          <table:table-cell office:value-type="float" office:value="247108" table:style-name="ce38">
            <text:p>247.108</text:p>
          </table:table-cell>
          <table:table-cell office:value-type="percentage" office:value="1" table:style-name="ce39">
            <text:p>100,0%</text:p>
          </table:table-cell>
          <table:table-cell office:value-type="float" office:value="279536" table:style-name="ce38">
            <text:p>279.536</text:p>
          </table:table-cell>
          <table:table-cell office:value-type="percentage" office:value="0.87745742760731382" table:style-name="ce39">
            <text:p>87,7%</text:p>
          </table:table-cell>
          <table:table-cell office:value-type="float" office:value="326475" table:style-name="ce38">
            <text:p>326.475</text:p>
          </table:table-cell>
          <table:table-cell office:value-type="percentage" office:value="0.85649635993966022" table:style-name="ce39">
            <text:p>85,6%</text:p>
          </table:table-cell>
          <table:table-cell office:value-type="float" office:value="200024" table:style-name="ce38">
            <text:p>200.024</text:p>
          </table:table-cell>
          <table:table-cell office:value-type="percentage" office:value="0.55056770482101813" table:style-name="ce39">
            <text:p>55,1%</text:p>
          </table:table-cell>
          <table:table-cell office:value-type="float" office:value="41167" table:style-name="ce38">
            <text:p>41.167</text:p>
          </table:table-cell>
          <table:table-cell office:value-type="percentage" office:value="0.15373268654096786" table:style-name="ce39">
            <text:p>15,4%</text:p>
          </table:table-cell>
          <table:table-cell office:value-type="float" office:value="23821" table:style-name="ce38">
            <text:p>23.821</text:p>
          </table:table-cell>
          <table:table-cell office:value-type="percentage" office:value="0.11289252438319289" table:style-name="ce39">
            <text:p>11,3%</text:p>
          </table:table-cell>
          <table:table-cell office:value-type="float" office:value="945" table:style-name="ce38">
            <text:p>945</text:p>
          </table:table-cell>
          <table:table-cell office:value-type="percentage" office:value="5.7154262074971878E-3" table:style-name="ce39">
            <text:p>0,6%</text:p>
          </table:table-cell>
          <table:table-cell office:value-type="float" office:value="1344757" table:style-name="ce38">
            <text:p>1.344.757</text:p>
          </table:table-cell>
          <table:table-cell office:value-type="float" office:value="2176253" table:style-name="ce38">
            <text:p>2.176.253</text:p>
          </table:table-cell>
          <table:table-cell office:value-type="percentage" office:value="0.61792309993369332" table:style-name="ce39">
            <text:p>61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- La Mancha</text:p>
          </table:table-cell>
          <table:table-cell office:value-type="float" office:value="135340" table:style-name="ce38">
            <text:p>135.340</text:p>
          </table:table-cell>
          <table:table-cell office:value-type="percentage" office:value="1" table:style-name="ce39">
            <text:p>100,0%</text:p>
          </table:table-cell>
          <table:table-cell office:value-type="float" office:value="155866" table:style-name="ce38">
            <text:p>155.866</text:p>
          </table:table-cell>
          <table:table-cell office:value-type="percentage" office:value="0.97966700397860473" table:style-name="ce39">
            <text:p>98,0%</text:p>
          </table:table-cell>
          <table:table-cell office:value-type="float" office:value="143886" table:style-name="ce38">
            <text:p>143.886</text:p>
          </table:table-cell>
          <table:table-cell office:value-type="percentage" office:value="0.65868597901521675" table:style-name="ce39">
            <text:p>65,9%</text:p>
          </table:table-cell>
          <table:table-cell office:value-type="float" office:value="250585" table:style-name="ce38">
            <text:p>250.585</text:p>
          </table:table-cell>
          <table:table-cell office:value-type="percentage" office:value="0.81496887582201005" table:style-name="ce39">
            <text:p>81,5%</text:p>
          </table:table-cell>
          <table:table-cell office:value-type="float" office:value="218215" table:style-name="ce38">
            <text:p>218.215</text:p>
          </table:table-cell>
          <table:table-cell office:value-type="percentage" office:value="0.66004748869496832" table:style-name="ce39">
            <text:p>66,0%</text:p>
          </table:table-cell>
          <table:table-cell office:value-type="float" office:value="53203" table:style-name="ce38">
            <text:p>53.203</text:p>
          </table:table-cell>
          <table:table-cell office:value-type="percentage" office:value="0.20008574619877323" table:style-name="ce39">
            <text:p>20,0%</text:p>
          </table:table-cell>
          <table:table-cell office:value-type="float" office:value="18503" table:style-name="ce38">
            <text:p>18.503</text:p>
          </table:table-cell>
          <table:table-cell office:value-type="percentage" office:value="8.4841509658900721E-2" table:style-name="ce39">
            <text:p>8,5%</text:p>
          </table:table-cell>
          <table:table-cell office:value-type="float" office:value="737" table:style-name="ce38">
            <text:p>737</text:p>
          </table:table-cell>
          <table:table-cell office:value-type="percentage" office:value="4.2363138895914285E-3" table:style-name="ce39">
            <text:p>0,4%</text:p>
          </table:table-cell>
          <table:table-cell office:value-type="float" office:value="976335" table:style-name="ce38">
            <text:p>976.335</text:p>
          </table:table-cell>
          <table:table-cell office:value-type="float" office:value="1808784" table:style-name="ce38">
            <text:p>1.808.784</text:p>
          </table:table-cell>
          <table:table-cell office:value-type="percentage" office:value="0.53977423506621025" table:style-name="ce39">
            <text:p>54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taluña</text:p>
          </table:table-cell>
          <table:table-cell office:value-type="float" office:value="448343" table:style-name="ce38">
            <text:p>448.343</text:p>
          </table:table-cell>
          <table:table-cell office:value-type="percentage" office:value="1" table:style-name="ce39">
            <text:p>100,0%</text:p>
          </table:table-cell>
          <table:table-cell office:value-type="float" office:value="603419" table:style-name="ce38">
            <text:p>603.419</text:p>
          </table:table-cell>
          <table:table-cell office:value-type="percentage" office:value="0.94982936980160304" table:style-name="ce39">
            <text:p>95,0%</text:p>
          </table:table-cell>
          <table:table-cell office:value-type="float" office:value="681363" table:style-name="ce38">
            <text:p>681.363</text:p>
          </table:table-cell>
          <table:table-cell office:value-type="percentage" office:value="0.81348616974536281" table:style-name="ce39">
            <text:p>81,3%</text:p>
          </table:table-cell>
          <table:table-cell office:value-type="float" office:value="885622" table:style-name="ce38">
            <text:p>885.622</text:p>
          </table:table-cell>
          <table:table-cell office:value-type="percentage" office:value="0.81117258055652242" table:style-name="ce39">
            <text:p>81,1%</text:p>
          </table:table-cell>
          <table:table-cell office:value-type="float" office:value="857957" table:style-name="ce38">
            <text:p>857.957</text:p>
          </table:table-cell>
          <table:table-cell office:value-type="percentage" office:value="0.65156919852212447" table:style-name="ce39">
            <text:p>65,2%</text:p>
          </table:table-cell>
          <table:table-cell office:value-type="float" office:value="220497" table:style-name="ce38">
            <text:p>220.497</text:p>
          </table:table-cell>
          <table:table-cell office:value-type="percentage" office:value="0.21107220394925774" table:style-name="ce39">
            <text:p>21,1%</text:p>
          </table:table-cell>
          <table:table-cell office:value-type="float" office:value="132856" table:style-name="ce38">
            <text:p>132.856</text:p>
          </table:table-cell>
          <table:table-cell office:value-type="percentage" office:value="0.15836268602454301" table:style-name="ce39">
            <text:p>15,8%</text:p>
          </table:table-cell>
          <table:table-cell office:value-type="float" office:value="15482" table:style-name="ce38">
            <text:p>15.482</text:p>
          </table:table-cell>
          <table:table-cell office:value-type="percentage" office:value="2.3594639161431712E-2" table:style-name="ce39">
            <text:p>2,4%</text:p>
          </table:table-cell>
          <table:table-cell office:value-type="float" office:value="3845539" table:style-name="ce38">
            <text:p>3.845.539</text:p>
          </table:table-cell>
          <table:table-cell office:value-type="float" office:value="6868360" table:style-name="ce38">
            <text:p>6.868.360</text:p>
          </table:table-cell>
          <table:table-cell office:value-type="percentage" office:value="0.55989188103127963" table:style-name="ce39">
            <text:p>56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. Valenciana</text:p>
          </table:table-cell>
          <table:table-cell office:value-type="float" office:value="291185" table:style-name="ce38">
            <text:p>291.185</text:p>
          </table:table-cell>
          <table:table-cell office:value-type="percentage" office:value="1" table:style-name="ce39">
            <text:p>100,0%</text:p>
          </table:table-cell>
          <table:table-cell office:value-type="float" office:value="427006" table:style-name="ce38">
            <text:p>427.006</text:p>
          </table:table-cell>
          <table:table-cell office:value-type="percentage" office:value="0.97520680031608131" table:style-name="ce39">
            <text:p>97,5%</text:p>
          </table:table-cell>
          <table:table-cell office:value-type="float" office:value="493436" table:style-name="ce38">
            <text:p>493.436</text:p>
          </table:table-cell>
          <table:table-cell office:value-type="percentage" office:value="0.84968522268600788" table:style-name="ce39">
            <text:p>85,0%</text:p>
          </table:table-cell>
          <table:table-cell office:value-type="float" office:value="640316" table:style-name="ce38">
            <text:p>640.316</text:p>
          </table:table-cell>
          <table:table-cell office:value-type="percentage" office:value="0.85110602471774499" table:style-name="ce39">
            <text:p>85,1%</text:p>
          </table:table-cell>
          <table:table-cell office:value-type="float" office:value="409388" table:style-name="ce38">
            <text:p>409.388</text:p>
          </table:table-cell>
          <table:table-cell office:value-type="percentage" office:value="0.48073481542717839" table:style-name="ce39">
            <text:p>48,1%</text:p>
          </table:table-cell>
          <table:table-cell office:value-type="float" office:value="74101" table:style-name="ce38">
            <text:p>74.101</text:p>
          </table:table-cell>
          <table:table-cell office:value-type="percentage" office:value="0.11421961005550597" table:style-name="ce39">
            <text:p>11,4%</text:p>
          </table:table-cell>
          <table:table-cell office:value-type="float" office:value="49486" table:style-name="ce38">
            <text:p>49.486</text:p>
          </table:table-cell>
          <table:table-cell office:value-type="percentage" office:value="9.5879688293168716E-2" table:style-name="ce39">
            <text:p>9,6%</text:p>
          </table:table-cell>
          <table:table-cell office:value-type="float" office:value="2068" table:style-name="ce38">
            <text:p>2.068</text:p>
          </table:table-cell>
          <table:table-cell office:value-type="percentage" office:value="4.8712579293384937E-3" table:style-name="ce39">
            <text:p>0,5%</text:p>
          </table:table-cell>
          <table:table-cell office:value-type="float" office:value="2386986" table:style-name="ce38">
            <text:p>2.386.986</text:p>
          </table:table-cell>
          <table:table-cell office:value-type="float" office:value="4488459" table:style-name="ce38">
            <text:p>4.488.459</text:p>
          </table:table-cell>
          <table:table-cell office:value-type="percentage" office:value="0.53180523649653477" table:style-name="ce39">
            <text:p>53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Extremadura</text:p>
          </table:table-cell>
          <table:table-cell office:value-type="float" office:value="76694" table:style-name="ce38">
            <text:p>76.694</text:p>
          </table:table-cell>
          <table:table-cell office:value-type="percentage" office:value="1" table:style-name="ce39">
            <text:p>100,0%</text:p>
          </table:table-cell>
          <table:table-cell office:value-type="float" office:value="91209" table:style-name="ce38">
            <text:p>91.209</text:p>
          </table:table-cell>
          <table:table-cell office:value-type="percentage" office:value="0.992740215072489" table:style-name="ce39">
            <text:p>99,3%</text:p>
          </table:table-cell>
          <table:table-cell office:value-type="float" office:value="109473" table:style-name="ce38">
            <text:p>109.473</text:p>
          </table:table-cell>
          <table:table-cell office:value-type="percentage" office:value="0.87370806962656733" table:style-name="ce39">
            <text:p>87,4%</text:p>
          </table:table-cell>
          <table:table-cell office:value-type="float" office:value="151269" table:style-name="ce38">
            <text:p>151.269</text:p>
          </table:table-cell>
          <table:table-cell office:value-type="percentage" office:value="0.89394028933434189" table:style-name="ce39">
            <text:p>89,4%</text:p>
          </table:table-cell>
          <table:table-cell office:value-type="float" office:value="114625" table:style-name="ce38">
            <text:p>114.625</text:p>
          </table:table-cell>
          <table:table-cell office:value-type="percentage" office:value="0.71867907256699315" table:style-name="ce39">
            <text:p>71,9%</text:p>
          </table:table-cell>
          <table:table-cell office:value-type="float" office:value="25919" table:style-name="ce38">
            <text:p>25.919</text:p>
          </table:table-cell>
          <table:table-cell office:value-type="percentage" office:value="0.19418035795892988" table:style-name="ce39">
            <text:p>19,4%</text:p>
          </table:table-cell>
          <table:table-cell office:value-type="float" office:value="9966" table:style-name="ce38">
            <text:p>9.966</text:p>
          </table:table-cell>
          <table:table-cell office:value-type="percentage" office:value="8.794564066360748E-2" table:style-name="ce39">
            <text:p>8,8%</text:p>
          </table:table-cell>
          <table:table-cell office:value-type="float" office:value="395" table:style-name="ce38">
            <text:p>395</text:p>
          </table:table-cell>
          <table:table-cell office:value-type="percentage" office:value="4.6607669616519172E-3" table:style-name="ce39">
            <text:p>0,5%</text:p>
          </table:table-cell>
          <table:table-cell office:value-type="float" office:value="579550" table:style-name="ce38">
            <text:p>579.550</text:p>
          </table:table-cell>
          <table:table-cell office:value-type="float" office:value="953437" table:style-name="ce38">
            <text:p>953.437</text:p>
          </table:table-cell>
          <table:table-cell office:value-type="percentage" office:value="0.60785348166685371" table:style-name="ce39">
            <text:p>60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Galicia</text:p>
          </table:table-cell>
          <table:table-cell office:value-type="float" office:value="239245" table:style-name="ce38">
            <text:p>239.245</text:p>
          </table:table-cell>
          <table:table-cell office:value-type="percentage" office:value="1" table:style-name="ce39">
            <text:p>100,0%</text:p>
          </table:table-cell>
          <table:table-cell office:value-type="float" office:value="287731" table:style-name="ce38">
            <text:p>287.731</text:p>
          </table:table-cell>
          <table:table-cell office:value-type="percentage" office:value="0.99299079934566992" table:style-name="ce39">
            <text:p>99,3%</text:p>
          </table:table-cell>
          <table:table-cell office:value-type="float" office:value="320171" table:style-name="ce38">
            <text:p>320.171</text:p>
          </table:table-cell>
          <table:table-cell office:value-type="percentage" office:value="0.92287714706552104" table:style-name="ce39">
            <text:p>92,3%</text:p>
          </table:table-cell>
          <table:table-cell office:value-type="float" office:value="369265" table:style-name="ce38">
            <text:p>369.265</text:p>
          </table:table-cell>
          <table:table-cell office:value-type="percentage" office:value="0.90976843422709164" table:style-name="ce39">
            <text:p>91,0%</text:p>
          </table:table-cell>
          <table:table-cell office:value-type="float" office:value="288467" table:style-name="ce38">
            <text:p>288.467</text:p>
          </table:table-cell>
          <table:table-cell office:value-type="percentage" office:value="0.65084235629629461" table:style-name="ce39">
            <text:p>65,1%</text:p>
          </table:table-cell>
          <table:table-cell office:value-type="float" office:value="42796" table:style-name="ce38">
            <text:p>42.796</text:p>
          </table:table-cell>
          <table:table-cell office:value-type="percentage" office:value="0.13232820462078859" table:style-name="ce39">
            <text:p>13,2%</text:p>
          </table:table-cell>
          <table:table-cell office:value-type="float" office:value="19756" table:style-name="ce38">
            <text:p>19.756</text:p>
          </table:table-cell>
          <table:table-cell office:value-type="percentage" office:value="8.5530844528337827E-2" table:style-name="ce39">
            <text:p>8,6%</text:p>
          </table:table-cell>
          <table:table-cell office:value-type="float" office:value="385" table:style-name="ce38">
            <text:p>385</text:p>
          </table:table-cell>
          <table:table-cell office:value-type="percentage" office:value="2.1388057131111566E-3" table:style-name="ce39">
            <text:p>0,2%</text:p>
          </table:table-cell>
          <table:table-cell office:value-type="float" office:value="1567816" table:style-name="ce38">
            <text:p>1.567.816</text:p>
          </table:table-cell>
          <table:table-cell office:value-type="float" office:value="2454497" table:style-name="ce38">
            <text:p>2.454.497</text:p>
          </table:table-cell>
          <table:table-cell office:value-type="percentage" office:value="0.63875246129858787" table:style-name="ce39">
            <text:p>63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La Rioja</text:p>
          </table:table-cell>
          <table:table-cell office:value-type="float" office:value="23055" table:style-name="ce38">
            <text:p>23.055</text:p>
          </table:table-cell>
          <table:table-cell office:value-type="percentage" office:value="1" table:style-name="ce39">
            <text:p>100,0%</text:p>
          </table:table-cell>
          <table:table-cell office:value-type="float" office:value="28362" table:style-name="ce38">
            <text:p>28.362</text:p>
          </table:table-cell>
          <table:table-cell office:value-type="percentage" office:value="1" table:style-name="ce39">
            <text:p>100,0%</text:p>
          </table:table-cell>
          <table:table-cell office:value-type="float" office:value="33830" table:style-name="ce38">
            <text:p>33.830</text:p>
          </table:table-cell>
          <table:table-cell office:value-type="percentage" office:value="0.89691924280184532" table:style-name="ce39">
            <text:p>89,7%</text:p>
          </table:table-cell>
          <table:table-cell office:value-type="float" office:value="41172" table:style-name="ce38">
            <text:p>41.172</text:p>
          </table:table-cell>
          <table:table-cell office:value-type="percentage" office:value="0.86379657603222559" table:style-name="ce39">
            <text:p>86,4%</text:p>
          </table:table-cell>
          <table:table-cell office:value-type="float" office:value="27662" table:style-name="ce38">
            <text:p>27.662</text:p>
          </table:table-cell>
          <table:table-cell office:value-type="percentage" office:value="0.52244697527716399" table:style-name="ce39">
            <text:p>52,2%</text:p>
          </table:table-cell>
          <table:table-cell office:value-type="float" office:value="5583" table:style-name="ce38">
            <text:p>5.583</text:p>
          </table:table-cell>
          <table:table-cell office:value-type="percentage" office:value="0.14199242096696255" table:style-name="ce39">
            <text:p>14,2%</text:p>
          </table:table-cell>
          <table:table-cell office:value-type="float" office:value="3415" table:style-name="ce38">
            <text:p>3.415</text:p>
          </table:table-cell>
          <table:table-cell office:value-type="percentage" office:value="0.11212161008602009" table:style-name="ce39">
            <text:p>11,2%</text:p>
          </table:table-cell>
          <table:table-cell office:value-type="float" office:value="168" table:style-name="ce38">
            <text:p>168</text:p>
          </table:table-cell>
          <table:table-cell office:value-type="percentage" office:value="6.5799780667397771E-3" table:style-name="ce39">
            <text:p>0,7%</text:p>
          </table:table-cell>
          <table:table-cell office:value-type="float" office:value="163247" table:style-name="ce38">
            <text:p>163.247</text:p>
          </table:table-cell>
          <table:table-cell office:value-type="float" office:value="283970" table:style-name="ce38">
            <text:p>283.970</text:p>
          </table:table-cell>
          <table:table-cell office:value-type="percentage" office:value="0.57487410641969217" table:style-name="ce39">
            <text:p>57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adrid</text:p>
          </table:table-cell>
          <table:table-cell office:value-type="float" office:value="367551" table:style-name="ce38">
            <text:p>367.551</text:p>
          </table:table-cell>
          <table:table-cell office:value-type="percentage" office:value="1" table:style-name="ce39">
            <text:p>100,0%</text:p>
          </table:table-cell>
          <table:table-cell office:value-type="float" office:value="501770" table:style-name="ce38">
            <text:p>501.770</text:p>
          </table:table-cell>
          <table:table-cell office:value-type="percentage" office:value="0.95378848504317781" table:style-name="ce39">
            <text:p>95,4%</text:p>
          </table:table-cell>
          <table:table-cell office:value-type="float" office:value="563408" table:style-name="ce38">
            <text:p>563.408</text:p>
          </table:table-cell>
          <table:table-cell office:value-type="percentage" office:value="0.80106579764915975" table:style-name="ce39">
            <text:p>80,1%</text:p>
          </table:table-cell>
          <table:table-cell office:value-type="float" office:value="823738" table:style-name="ce38">
            <text:p>823.738</text:p>
          </table:table-cell>
          <table:table-cell office:value-type="percentage" office:value="0.84678494587179254" table:style-name="ce39">
            <text:p>84,7%</text:p>
          </table:table-cell>
          <table:table-cell office:value-type="float" office:value="473417" table:style-name="ce38">
            <text:p>473.417</text:p>
          </table:table-cell>
          <table:table-cell office:value-type="percentage" office:value="0.40602810876085255" table:style-name="ce39">
            <text:p>40,6%</text:p>
          </table:table-cell>
          <table:table-cell office:value-type="float" office:value="159139" table:style-name="ce38">
            <text:p>159.139</text:p>
          </table:table-cell>
          <table:table-cell office:value-type="percentage" office:value="0.1675782401752243" table:style-name="ce39">
            <text:p>16,8%</text:p>
          </table:table-cell>
          <table:table-cell office:value-type="float" office:value="98482" table:style-name="ce38">
            <text:p>98.482</text:p>
          </table:table-cell>
          <table:table-cell office:value-type="percentage" office:value="0.13264015623421663" table:style-name="ce39">
            <text:p>13,3%</text:p>
          </table:table-cell>
          <table:table-cell office:value-type="float" office:value="5797" table:style-name="ce38">
            <text:p>5.797</text:p>
          </table:table-cell>
          <table:table-cell office:value-type="percentage" office:value="1.0472556734628989E-2" table:style-name="ce39">
            <text:p>1,0%</text:p>
          </table:table-cell>
          <table:table-cell office:value-type="float" office:value="2993302" table:style-name="ce38">
            <text:p>2.993.302</text:p>
          </table:table-cell>
          <table:table-cell office:value-type="float" office:value="5977937" table:style-name="ce38">
            <text:p>5.977.937</text:p>
          </table:table-cell>
          <table:table-cell office:value-type="percentage" office:value="0.50072491563561139" table:style-name="ce39">
            <text:p>50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urcia</text:p>
          </table:table-cell>
          <table:table-cell office:value-type="float" office:value="72263" table:style-name="ce38">
            <text:p>72.263</text:p>
          </table:table-cell>
          <table:table-cell office:value-type="percentage" office:value="1" table:style-name="ce39">
            <text:p>100,0%</text:p>
          </table:table-cell>
          <table:table-cell office:value-type="float" office:value="98787" table:style-name="ce38">
            <text:p>98.787</text:p>
          </table:table-cell>
          <table:table-cell office:value-type="percentage" office:value="0.96003848433901207" table:style-name="ce39">
            <text:p>96,0%</text:p>
          </table:table-cell>
          <table:table-cell office:value-type="float" office:value="108621" table:style-name="ce38">
            <text:p>108.621</text:p>
          </table:table-cell>
          <table:table-cell office:value-type="percentage" office:value="0.73937607634658187" table:style-name="ce39">
            <text:p>73,9%</text:p>
          </table:table-cell>
          <table:table-cell office:value-type="float" office:value="182692" table:style-name="ce38">
            <text:p>182.692</text:p>
          </table:table-cell>
          <table:table-cell office:value-type="percentage" office:value="0.85667929624488881" table:style-name="ce39">
            <text:p>85,7%</text:p>
          </table:table-cell>
          <table:table-cell office:value-type="float" office:value="173380" table:style-name="ce38">
            <text:p>173.380</text:p>
          </table:table-cell>
          <table:table-cell office:value-type="percentage" office:value="0.68217676475564315" table:style-name="ce39">
            <text:p>68,2%</text:p>
          </table:table-cell>
          <table:table-cell office:value-type="float" office:value="28197" table:style-name="ce38">
            <text:p>28.197</text:p>
          </table:table-cell>
          <table:table-cell office:value-type="percentage" office:value="0.13491193906307564" table:style-name="ce39">
            <text:p>13,5%</text:p>
          </table:table-cell>
          <table:table-cell office:value-type="float" office:value="20399" table:style-name="ce38">
            <text:p>20.399</text:p>
          </table:table-cell>
          <table:table-cell office:value-type="percentage" office:value="0.11842808044215318" table:style-name="ce39">
            <text:p>11,8%</text:p>
          </table:table-cell>
          <table:table-cell office:value-type="float" office:value="1178" table:style-name="ce38">
            <text:p>1.178</text:p>
          </table:table-cell>
          <table:table-cell office:value-type="percentage" office:value="8.3019718945128058E-3" table:style-name="ce39">
            <text:p>0,8%</text:p>
          </table:table-cell>
          <table:table-cell office:value-type="float" office:value="685517" table:style-name="ce38">
            <text:p>685.517</text:p>
          </table:table-cell>
          <table:table-cell office:value-type="float" office:value="1310137" table:style-name="ce38">
            <text:p>1.310.137</text:p>
          </table:table-cell>
          <table:table-cell office:value-type="percentage" office:value="0.52324069925511607" table:style-name="ce39">
            <text:p>52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Navarra</text:p>
          </table:table-cell>
          <table:table-cell office:value-type="float" office:value="41893" table:style-name="ce38">
            <text:p>41.893</text:p>
          </table:table-cell>
          <table:table-cell office:value-type="percentage" office:value="1" table:style-name="ce39">
            <text:p>100,0%</text:p>
          </table:table-cell>
          <table:table-cell office:value-type="float" office:value="55435" table:style-name="ce38">
            <text:p>55.435</text:p>
          </table:table-cell>
          <table:table-cell office:value-type="percentage" office:value="0.99360123315170634" table:style-name="ce39">
            <text:p>99,4%</text:p>
          </table:table-cell>
          <table:table-cell office:value-type="float" office:value="51874" table:style-name="ce38">
            <text:p>51.874</text:p>
          </table:table-cell>
          <table:table-cell office:value-type="percentage" office:value="0.70248090569308275" table:style-name="ce39">
            <text:p>70,2%</text:p>
          </table:table-cell>
          <table:table-cell office:value-type="float" office:value="86009" table:style-name="ce38">
            <text:p>86.009</text:p>
          </table:table-cell>
          <table:table-cell office:value-type="percentage" office:value="0.88949676298425961" table:style-name="ce39">
            <text:p>88,9%</text:p>
          </table:table-cell>
          <table:table-cell office:value-type="float" office:value="78005" table:style-name="ce38">
            <text:p>78.005</text:p>
          </table:table-cell>
          <table:table-cell office:value-type="percentage" office:value="0.72225514342326991" table:style-name="ce39">
            <text:p>72,2%</text:p>
          </table:table-cell>
          <table:table-cell office:value-type="float" office:value="13742" table:style-name="ce38">
            <text:p>13.742</text:p>
          </table:table-cell>
          <table:table-cell office:value-type="percentage" office:value="0.16894309142990618" table:style-name="ce39">
            <text:p>16,9%</text:p>
          </table:table-cell>
          <table:table-cell office:value-type="float" office:value="9065" table:style-name="ce38">
            <text:p>9.065</text:p>
          </table:table-cell>
          <table:table-cell office:value-type="percentage" office:value="0.13306031382564915" table:style-name="ce39">
            <text:p>13,3%</text:p>
          </table:table-cell>
          <table:table-cell office:value-type="float" office:value="531" table:style-name="ce38">
            <text:p>531</text:p>
          </table:table-cell>
          <table:table-cell office:value-type="percentage" office:value="9.4168972121728024E-3" table:style-name="ce39">
            <text:p>0,9%</text:p>
          </table:table-cell>
          <table:table-cell office:value-type="float" office:value="336554" table:style-name="ce38">
            <text:p>336.554</text:p>
          </table:table-cell>
          <table:table-cell office:value-type="float" office:value="581354" table:style-name="ce38">
            <text:p>581.354</text:p>
          </table:table-cell>
          <table:table-cell office:value-type="percentage" office:value="0.57891405236740434" table:style-name="ce39">
            <text:p>57,9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País Vasco</text:p>
          </table:table-cell>
          <table:table-cell office:value-type="float" office:value="161135" table:style-name="ce38">
            <text:p>161.135</text:p>
          </table:table-cell>
          <table:table-cell office:value-type="percentage" office:value="1.0201646090534979" table:style-name="ce39">
            <text:p>102,0%</text:p>
          </table:table-cell>
          <table:table-cell office:value-type="float" office:value="210740" table:style-name="ce38">
            <text:p>210.740</text:p>
          </table:table-cell>
          <table:table-cell office:value-type="percentage" office:value="0.98901356761043924" table:style-name="ce39">
            <text:p>98,9%</text:p>
          </table:table-cell>
          <table:table-cell office:value-type="float" office:value="179926" table:style-name="ce38">
            <text:p>179.926</text:p>
          </table:table-cell>
          <table:table-cell office:value-type="percentage" office:value="0.64231987119759815" table:style-name="ce39">
            <text:p>64,2%</text:p>
          </table:table-cell>
          <table:table-cell office:value-type="float" office:value="299945" table:style-name="ce38">
            <text:p>299.945</text:p>
          </table:table-cell>
          <table:table-cell office:value-type="percentage" office:value="0.88225085814628634" table:style-name="ce39">
            <text:p>88,2%</text:p>
          </table:table-cell>
          <table:table-cell office:value-type="float" office:value="213448" table:style-name="ce38">
            <text:p>213.448</text:p>
          </table:table-cell>
          <table:table-cell office:value-type="percentage" office:value="0.58941880469330332" table:style-name="ce39">
            <text:p>58,9%</text:p>
          </table:table-cell>
          <table:table-cell office:value-type="float" office:value="44500" table:style-name="ce38">
            <text:p>44.500</text:p>
          </table:table-cell>
          <table:table-cell office:value-type="percentage" office:value="0.17079714289004119" table:style-name="ce39">
            <text:p>17,1%</text:p>
          </table:table-cell>
          <table:table-cell office:value-type="float" office:value="28909" table:style-name="ce38">
            <text:p>28.909</text:p>
          </table:table-cell>
          <table:table-cell office:value-type="percentage" office:value="0.14344477854853274" table:style-name="ce39">
            <text:p>14,3%</text:p>
          </table:table-cell>
          <table:table-cell office:value-type="float" office:value="1826" table:style-name="ce38">
            <text:p>1.826</text:p>
          </table:table-cell>
          <table:table-cell office:value-type="percentage" office:value="1.0829982325658636E-2" table:style-name="ce39">
            <text:p>1,1%</text:p>
          </table:table-cell>
          <table:table-cell office:value-type="float" office:value="1140429" table:style-name="ce38">
            <text:p>1.140.429</text:p>
          </table:table-cell>
          <table:table-cell office:value-type="float" office:value="1983943" table:style-name="ce38">
            <text:p>1.983.943</text:p>
          </table:table-cell>
          <table:table-cell office:value-type="percentage" office:value="0.57482951879161848" table:style-name="ce39">
            <text:p>57,5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Ceuta</text:p>
          </table:table-cell>
          <table:table-cell office:value-type="float" office:value="2341" table:style-name="ce38">
            <text:p>2.341</text:p>
          </table:table-cell>
          <table:table-cell office:value-type="percentage" office:value="0.89865642994241846" table:style-name="ce39">
            <text:p>89,9%</text:p>
          </table:table-cell>
          <table:table-cell office:value-type="float" office:value="3765" table:style-name="ce38">
            <text:p>3.765</text:p>
          </table:table-cell>
          <table:table-cell office:value-type="percentage" office:value="0.87193144974525238" table:style-name="ce39">
            <text:p>87,2%</text:p>
          </table:table-cell>
          <table:table-cell office:value-type="float" office:value="6020" table:style-name="ce38">
            <text:p>6.020</text:p>
          </table:table-cell>
          <table:table-cell office:value-type="percentage" office:value="0.76619574901361842" table:style-name="ce39">
            <text:p>76,6%</text:p>
          </table:table-cell>
          <table:table-cell office:value-type="float" office:value="9442" table:style-name="ce38">
            <text:p>9.442</text:p>
          </table:table-cell>
          <table:table-cell office:value-type="percentage" office:value="0.81706472827968157" table:style-name="ce39">
            <text:p>81,7%</text:p>
          </table:table-cell>
          <table:table-cell office:value-type="float" office:value="9241" table:style-name="ce38">
            <text:p>9.241</text:p>
          </table:table-cell>
          <table:table-cell office:value-type="percentage" office:value="0.73097611137478247" table:style-name="ce39">
            <text:p>73,1%</text:p>
          </table:table-cell>
          <table:table-cell office:value-type="float" office:value="6011" table:style-name="ce38">
            <text:p>6.011</text:p>
          </table:table-cell>
          <table:table-cell office:value-type="percentage" office:value="0.50538086430132845" table:style-name="ce39">
            <text:p>50,5%</text:p>
          </table:table-cell>
          <table:table-cell office:value-type="float" office:value="2460" table:style-name="ce38">
            <text:p>2.460</text:p>
          </table:table-cell>
          <table:table-cell office:value-type="percentage" office:value="0.22430929151089632" table:style-name="ce39">
            <text:p>22,4%</text:p>
          </table:table-cell>
          <table:table-cell office:value-type="float" office:value="196" table:style-name="ce38">
            <text:p>196</text:p>
          </table:table-cell>
          <table:table-cell office:value-type="percentage" office:value="2.1477098400175323E-2" table:style-name="ce39">
            <text:p>2,1%</text:p>
          </table:table-cell>
          <table:table-cell office:value-type="float" office:value="39476" table:style-name="ce38">
            <text:p>39.476</text:p>
          </table:table-cell>
          <table:table-cell office:value-type="float" office:value="70965" table:style-name="ce38">
            <text:p>70.965</text:p>
          </table:table-cell>
          <table:table-cell office:value-type="percentage" office:value="0.55627421968576063" table:style-name="ce39">
            <text:p>55,6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Melilla</text:p>
          </table:table-cell>
          <table:table-cell office:value-type="float" office:value="1912" table:style-name="ce38">
            <text:p>1.912</text:p>
          </table:table-cell>
          <table:table-cell office:value-type="percentage" office:value="0.81396338867603235" table:style-name="ce39">
            <text:p>81,4%</text:p>
          </table:table-cell>
          <table:table-cell office:value-type="float" office:value="3139" table:style-name="ce38">
            <text:p>3.139</text:p>
          </table:table-cell>
          <table:table-cell office:value-type="percentage" office:value="0.83751334044823911" table:style-name="ce39">
            <text:p>83,8%</text:p>
          </table:table-cell>
          <table:table-cell office:value-type="float" office:value="6489" table:style-name="ce38">
            <text:p>6.489</text:p>
          </table:table-cell>
          <table:table-cell office:value-type="percentage" office:value="0.82905327711766963" table:style-name="ce39">
            <text:p>82,9%</text:p>
          </table:table-cell>
          <table:table-cell office:value-type="float" office:value="8806" table:style-name="ce38">
            <text:p>8.806</text:p>
          </table:table-cell>
          <table:table-cell office:value-type="percentage" office:value="0.7793610053987079" table:style-name="ce39">
            <text:p>77,9%</text:p>
          </table:table-cell>
          <table:table-cell office:value-type="float" office:value="8706" table:style-name="ce38">
            <text:p>8.706</text:p>
          </table:table-cell>
          <table:table-cell office:value-type="percentage" office:value="0.72537910348275292" table:style-name="ce39">
            <text:p>72,5%</text:p>
          </table:table-cell>
          <table:table-cell office:value-type="float" office:value="5872" table:style-name="ce38">
            <text:p>5.872</text:p>
          </table:table-cell>
          <table:table-cell office:value-type="percentage" office:value="0.48396933981702794" table:style-name="ce39">
            <text:p>48,4%</text:p>
          </table:table-cell>
          <table:table-cell office:value-type="float" office:value="1578" table:style-name="ce38">
            <text:p>1.578</text:p>
          </table:table-cell>
          <table:table-cell office:value-type="percentage" office:value="0.1315548145060442" table:style-name="ce39">
            <text:p>13,2%</text:p>
          </table:table-cell>
          <table:table-cell office:value-type="float" office:value="260" table:style-name="ce38">
            <text:p>260</text:p>
          </table:table-cell>
          <table:table-cell office:value-type="percentage" office:value="2.7156883225402131E-2" table:style-name="ce39">
            <text:p>2,7%</text:p>
          </table:table-cell>
          <table:table-cell office:value-type="float" office:value="36762" table:style-name="ce38">
            <text:p>36.762</text:p>
          </table:table-cell>
          <table:table-cell office:value-type="float" office:value="70927" table:style-name="ce38">
            <text:p>70.927</text:p>
          </table:table-cell>
          <table:table-cell office:value-type="percentage" office:value="0.5183075556558151" table:style-name="ce39">
            <text:p>51,8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Fuerzas Armadas</text:p>
          </table:table-cell>
          <table:table-cell office:value-type="float" office:value="22" table:style-name="ce38">
            <text:p>22</text:p>
          </table:table-cell>
          <table:table-cell office:value-type="string" table:style-name="ce39">
            <text:p>-</text:p>
          </table:table-cell>
          <table:table-cell office:value-type="float" office:value="13" table:style-name="ce38">
            <text:p>13</text:p>
          </table:table-cell>
          <table:table-cell office:value-type="string" table:style-name="ce39">
            <text:p>-</text:p>
          </table:table-cell>
          <table:table-cell office:value-type="float" office:value="3099" table:style-name="ce38">
            <text:p>3.099</text:p>
          </table:table-cell>
          <table:table-cell office:value-type="string" table:style-name="ce39">
            <text:p>-</text:p>
          </table:table-cell>
          <table:table-cell office:value-type="float" office:value="8317" table:style-name="ce38">
            <text:p>8.317</text:p>
          </table:table-cell>
          <table:table-cell office:value-type="string" table:style-name="ce39">
            <text:p>-</text:p>
          </table:table-cell>
          <table:table-cell office:value-type="float" office:value="18398" table:style-name="ce38">
            <text:p>18.398</text:p>
          </table:table-cell>
          <table:table-cell office:value-type="string" table:style-name="ce39">
            <text:p>-</text:p>
          </table:table-cell>
          <table:table-cell office:value-type="float" office:value="24457" table:style-name="ce38">
            <text:p>24.457</text:p>
          </table:table-cell>
          <table:table-cell office:value-type="string" table:style-name="ce39">
            <text:p>-</text:p>
          </table:table-cell>
          <table:table-cell office:value-type="float" office:value="18133" table:style-name="ce38">
            <text:p>18.133</text:p>
          </table:table-cell>
          <table:table-cell office:value-type="string" table:style-name="ce39">
            <text:p>-</text:p>
          </table:table-cell>
          <table:table-cell office:value-type="float" office:value="649" table:style-name="ce38">
            <text:p>649</text:p>
          </table:table-cell>
          <table:table-cell office:value-type="string" table:style-name="ce39">
            <text:p>-</text:p>
          </table:table-cell>
          <table:table-cell office:value-type="float" office:value="73088" table:style-name="ce38">
            <text:p>73.088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14" table:style-name="ce41">
            <text:p>14</text:p>
          </table:table-cell>
          <table:table-cell office:value-type="string" table:style-name="ce42">
            <text:p>-</text:p>
          </table:table-cell>
          <table:table-cell office:value-type="float" office:value="19" table:style-name="ce41">
            <text:p>19</text:p>
          </table:table-cell>
          <table:table-cell office:value-type="string" table:style-name="ce42">
            <text:p>-</text:p>
          </table:table-cell>
          <table:table-cell office:value-type="float" office:value="88" table:style-name="ce41">
            <text:p>88</text:p>
          </table:table-cell>
          <table:table-cell office:value-type="string" table:style-name="ce42">
            <text:p>-</text:p>
          </table:table-cell>
          <table:table-cell office:value-type="float" office:value="319" table:style-name="ce41">
            <text:p>319</text:p>
          </table:table-cell>
          <table:table-cell office:value-type="string" table:style-name="ce42">
            <text:p>-</text:p>
          </table:table-cell>
          <table:table-cell office:value-type="float" office:value="522" table:style-name="ce41">
            <text:p>522</text:p>
          </table:table-cell>
          <table:table-cell office:value-type="string" table:style-name="ce42">
            <text:p>-</text:p>
          </table:table-cell>
          <table:table-cell office:value-type="float" office:value="451" table:style-name="ce41">
            <text:p>451</text:p>
          </table:table-cell>
          <table:table-cell office:value-type="string" table:style-name="ce42">
            <text:p>-</text:p>
          </table:table-cell>
          <table:table-cell office:value-type="float" office:value="367" table:style-name="ce41">
            <text:p>367</text:p>
          </table:table-cell>
          <table:table-cell office:value-type="string" table:style-name="ce42">
            <text:p>-</text:p>
          </table:table-cell>
          <table:table-cell office:value-type="float" office:value="20" table:style-name="ce41">
            <text:p>20</text:p>
          </table:table-cell>
          <table:table-cell office:value-type="string" table:style-name="ce42">
            <text:p>-</text:p>
          </table:table-cell>
          <table:table-cell office:value-type="float" office:value="1800" table:style-name="ce41">
            <text:p>1.800</text:p>
          </table:table-cell>
          <table:table-cell office:value-type="string" table:style-name="ce41">
            <text:p>-</text:p>
          </table:table-cell>
          <table:table-cell office:value-type="string" table:style-name="ce42">
            <text:p>-</text:p>
          </table:table-cell>
          <table:table-cell table:style-name="ce43"/>
          <table:table-cell table:number-columns-repeated="20" table:style-name="ce21"/>
          <table:table-cell table:number-columns-repeated="16343" table:style-name="ce43"/>
        </table:table-row>
        <table:table-row table:style-name="ro8">
          <table:table-cell office:value-type="string" table:style-name="ce44">
            <text:p>Total España</text:p>
          </table:table-cell>
          <table:table-cell office:value-type="float" office:value="2879639" table:style-name="ce45">
            <text:p>2.879.639</text:p>
          </table:table-cell>
          <table:table-cell office:value-type="percentage" office:value="1" table:style-name="ce46">
            <text:p>100,0%</text:p>
          </table:table-cell>
          <table:table-cell office:value-type="float" office:value="3863543" table:style-name="ce45">
            <text:p>3.863.543</text:p>
          </table:table-cell>
          <table:table-cell office:value-type="percentage" office:value="0.97563108500029672" table:style-name="ce46">
            <text:p>97,6%</text:p>
          </table:table-cell>
          <table:table-cell office:value-type="float" office:value="4163772" table:style-name="ce45">
            <text:p>4.163.772</text:p>
          </table:table-cell>
          <table:table-cell office:value-type="percentage" office:value="0.78017292906520652" table:style-name="ce46">
            <text:p>78,0%</text:p>
          </table:table-cell>
          <table:table-cell office:value-type="float" office:value="5944227" table:style-name="ce45">
            <text:p>5.944.227</text:p>
          </table:table-cell>
          <table:table-cell office:value-type="percentage" office:value="0.8451540427787444" table:style-name="ce46">
            <text:p>84,5%</text:p>
          </table:table-cell>
          <table:table-cell office:value-type="float" office:value="4683151" table:style-name="ce45">
            <text:p>4.683.151</text:p>
          </table:table-cell>
          <table:table-cell office:value-type="percentage" office:value="0.59342461615231223" table:style-name="ce46">
            <text:p>59,3%</text:p>
          </table:table-cell>
          <table:table-cell office:value-type="float" office:value="1177767" table:style-name="ce45">
            <text:p>1.177.767</text:p>
          </table:table-cell>
          <table:table-cell office:value-type="percentage" office:value="0.18903544441667738" table:style-name="ce46">
            <text:p>18,9%</text:p>
          </table:table-cell>
          <table:table-cell office:value-type="float" office:value="616831" table:style-name="ce45">
            <text:p>616.831</text:p>
          </table:table-cell>
          <table:table-cell office:value-type="percentage" office:value="0.12474740324877039" table:style-name="ce46">
            <text:p>12,5%</text:p>
          </table:table-cell>
          <table:table-cell office:value-type="float" office:value="43866" table:style-name="ce45">
            <text:p>43.866</text:p>
          </table:table-cell>
          <table:table-cell office:value-type="percentage" office:value="1.1280417086902876E-2" table:style-name="ce46">
            <text:p>1,1%</text:p>
          </table:table-cell>
          <table:table-cell office:value-type="float" office:value="23372796" table:style-name="ce45">
            <text:p>23.372.796</text:p>
          </table:table-cell>
          <table:table-cell office:value-type="float" office:value="42119827" table:style-name="ce45">
            <text:p>42.119.827</text:p>
          </table:table-cell>
          <table:table-cell office:value-type="percentage" office:value="0.55491196580650726" table:style-name="ce46">
            <text:p>55,5%</text:p>
          </table:table-cell>
          <table:table-cell table:number-columns-repeated="16364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7"/>
          <table:table-cell table:style-name="ce21"/>
          <table:table-cell table:style-name="ce47"/>
          <table:table-cell table:style-name="ce43"/>
          <table:table-cell table:style-name="ce47"/>
          <table:table-cell table:style-name="ce21"/>
          <table:table-cell table:style-name="ce47"/>
          <table:table-cell table:number-columns-repeated="2" table:style-name="ce21"/>
          <table:table-cell table:style-name="ce47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/>
    </style:style>
    <style:style style:name="Porcentaje" style:family="table-cell" style:data-style-name="N13"/>
    <style:style style:name="Porcentaje_32_2" style:display-name="Porcentaje 2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Ferrer Orduz. Jesús Santiago</meta:initial-creator>
    <dc:creator>Ferrer Orduz. Jesús Santiago</dc:creator>
    <meta:creation-date>2021-07-16T15:14:54Z</meta:creation-date>
    <dc:date>2021-07-16T15:15:09Z</dc:date>
  </office:meta>
</office:document-meta>
</file>